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/>
    </style:style>
    <style:style style:name="ce2" style:family="table-cell" style:parent-style-name="Default">
      <style:text-properties style:font-name="Liberation Sans" style:font-name-asian="WenQuanYi Micro Hei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onjunto S" table:style-name="ta1">
        <table:shapes>
          <draw:frame draw:z-index="0" draw:style-name="gr1" draw:text-style-name="P1" svg:width="6.298in" svg:height="3.5449in" svg:x="0.2386in" svg:y="5.689in">
            <draw:object draw:notify-on-update-of-ranges="'Conjunto S'.A1:'Conjunto S'.A30 'Conjunto S'.N1:'Conjunto S'.N3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7287in" svg:y="5.6654in">
            <draw:object draw:notify-on-update-of-ranges="'Conjunto S'.A1:'Conjunto S'.A30 'Conjunto S'.L1:'Conjunto S'.L3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3.2858in" svg:y="5.676in">
            <draw:object draw:notify-on-update-of-ranges="'Conjunto S'.A1:'Conjunto S'.A30 'Conjunto S'.M1:'Conjunto S'.M3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10" table:default-cell-style-name="ce1"/>
        <table:table-column table:style-name="co1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277" calcext:value-type="float">
            <text:p>15.277</text:p>
          </table:table-cell>
          <table:table-cell office:value-type="float" office:value="14.911" calcext:value-type="float">
            <text:p>14.911</text:p>
          </table:table-cell>
          <table:table-cell office:value-type="float" office:value="14.194" calcext:value-type="float">
            <text:p>14.194</text:p>
          </table:table-cell>
          <table:table-cell office:value-type="float" office:value="14.195" calcext:value-type="float">
            <text:p>14.195</text:p>
          </table:table-cell>
          <table:table-cell office:value-type="float" office:value="14.515" calcext:value-type="float">
            <text:p>14.515</text:p>
          </table:table-cell>
          <table:table-cell office:value-type="float" office:value="14.314" calcext:value-type="float">
            <text:p>14.314</text:p>
          </table:table-cell>
          <table:table-cell office:value-type="float" office:value="14.404" calcext:value-type="float">
            <text:p>14.404</text:p>
          </table:table-cell>
          <table:table-cell office:value-type="float" office:value="14.248" calcext:value-type="float">
            <text:p>14.248</text:p>
          </table:table-cell>
          <table:table-cell office:value-type="float" office:value="14.577" calcext:value-type="float">
            <text:p>14.577</text:p>
          </table:table-cell>
          <table:table-cell office:value-type="float" office:value="14.289" calcext:value-type="float">
            <text:p>14.289</text:p>
          </table:table-cell>
          <table:table-cell table:formula="of:=MAX([.B1];[.C1];[.D1];[.E1];[.F1];[.G1];[.H1];[.I1];[.J1])" office:value-type="float" office:value="15.277" calcext:value-type="float">
            <text:p/>
          </table:table-cell>
          <table:table-cell table:formula="of:=AVERAGE([.B1:.J1])" office:value-type="float" office:value="14.515" calcext:value-type="float">
            <text:p/>
          </table:table-cell>
          <table:table-cell table:formula="of:=MIN([.B1:.K1])" office:value-type="float" office:value="14.194" calcext:value-type="float">
            <text:p/>
          </table:table-cell>
          <table:table-cell table:formula="of:=[.L1]/[.A1]" office:value-type="float" office:value="15.277" calcext:value-type="float">
            <text:p/>
          </table:table-cell>
          <table:table-cell table:formula="of:=[.M1]/[.A1]" office:value-type="float" office:value="14.515" calcext:value-type="float">
            <text:p/>
          </table:table-cell>
          <table:table-cell table:formula="of:=[.N1]/[.A1]" office:value-type="float" office:value="14.194" calcext:value-type="float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.116" calcext:value-type="float">
            <text:p>30.116</text:p>
          </table:table-cell>
          <table:table-cell office:value-type="float" office:value="28.588" calcext:value-type="float">
            <text:p>28.588</text:p>
          </table:table-cell>
          <table:table-cell office:value-type="float" office:value="28.714" calcext:value-type="float">
            <text:p>28.714</text:p>
          </table:table-cell>
          <table:table-cell office:value-type="float" office:value="28.673" calcext:value-type="float">
            <text:p>28.673</text:p>
          </table:table-cell>
          <table:table-cell office:value-type="float" office:value="28.146" calcext:value-type="float">
            <text:p>28.146</text:p>
          </table:table-cell>
          <table:table-cell office:value-type="float" office:value="28.466" calcext:value-type="float">
            <text:p>28.466</text:p>
          </table:table-cell>
          <table:table-cell office:value-type="float" office:value="28.218" calcext:value-type="float">
            <text:p>28.218</text:p>
          </table:table-cell>
          <table:table-cell office:value-type="float" office:value="28.336" calcext:value-type="float">
            <text:p>28.336</text:p>
          </table:table-cell>
          <table:table-cell office:value-type="float" office:value="28.666" calcext:value-type="float">
            <text:p>28.666</text:p>
          </table:table-cell>
          <table:table-cell office:value-type="float" office:value="28.606" calcext:value-type="float">
            <text:p>28.606</text:p>
          </table:table-cell>
          <table:table-cell table:formula="of:=MAX([.B2];[.C2];[.D2];[.E2];[.F2];[.G2];[.H2];[.I2];[.J2])" office:value-type="float" office:value="30.116" calcext:value-type="float">
            <text:p/>
          </table:table-cell>
          <table:table-cell table:formula="of:=AVERAGE([.B2:.J2])" office:value-type="float" office:value="28.6581111111111" calcext:value-type="float">
            <text:p/>
          </table:table-cell>
          <table:table-cell table:formula="of:=MIN([.B2:.K2])" office:value-type="float" office:value="28.146" calcext:value-type="float">
            <text:p/>
          </table:table-cell>
          <table:table-cell table:formula="of:=[.L2]/[.A2]" office:value-type="float" office:value="15.058" calcext:value-type="float">
            <text:p/>
          </table:table-cell>
          <table:table-cell table:formula="of:=[.M2]/[.A2]" office:value-type="float" office:value="14.3290555555556" calcext:value-type="float">
            <text:p/>
          </table:table-cell>
          <table:table-cell table:formula="of:=[.N2]/[.A2]" office:value-type="float" office:value="14.073" calcext:value-type="float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4.157" calcext:value-type="float">
            <text:p>44.157</text:p>
          </table:table-cell>
          <table:table-cell office:value-type="float" office:value="41.711" calcext:value-type="float">
            <text:p>41.711</text:p>
          </table:table-cell>
          <table:table-cell office:value-type="float" office:value="41.867" calcext:value-type="float">
            <text:p>41.867</text:p>
          </table:table-cell>
          <table:table-cell office:value-type="float" office:value="41.962" calcext:value-type="float">
            <text:p>41.962</text:p>
          </table:table-cell>
          <table:table-cell office:value-type="float" office:value="42.049" calcext:value-type="float">
            <text:p>42.049</text:p>
          </table:table-cell>
          <table:table-cell office:value-type="float" office:value="41.906" calcext:value-type="float">
            <text:p>41.906</text:p>
          </table:table-cell>
          <table:table-cell office:value-type="float" office:value="41.869" calcext:value-type="float">
            <text:p>41.869</text:p>
          </table:table-cell>
          <table:table-cell office:value-type="float" office:value="41.849" calcext:value-type="float">
            <text:p>41.849</text:p>
          </table:table-cell>
          <table:table-cell office:value-type="float" office:value="42.017" calcext:value-type="float">
            <text:p>42.017</text:p>
          </table:table-cell>
          <table:table-cell office:value-type="float" office:value="41.873" calcext:value-type="float">
            <text:p>41.873</text:p>
          </table:table-cell>
          <table:table-cell table:formula="of:=MAX([.B3];[.C3];[.D3];[.E3];[.F3];[.G3];[.H3];[.I3];[.J3])" office:value-type="float" office:value="44.157" calcext:value-type="float">
            <text:p/>
          </table:table-cell>
          <table:table-cell table:formula="of:=AVERAGE([.B3:.J3])" office:value-type="float" office:value="42.1541111111111" calcext:value-type="float">
            <text:p/>
          </table:table-cell>
          <table:table-cell table:formula="of:=MIN([.B3:.K3])" office:value-type="float" office:value="41.711" calcext:value-type="float">
            <text:p/>
          </table:table-cell>
          <table:table-cell table:formula="of:=[.L3]/[.A3]" office:value-type="float" office:value="14.719" calcext:value-type="float">
            <text:p/>
          </table:table-cell>
          <table:table-cell table:formula="of:=[.M3]/[.A3]" office:value-type="float" office:value="14.0513703703704" calcext:value-type="float">
            <text:p/>
          </table:table-cell>
          <table:table-cell table:formula="of:=[.N3]/[.A3]" office:value-type="float" office:value="13.9036666666667" calcext:value-type="float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8.988" calcext:value-type="float">
            <text:p>58.988</text:p>
          </table:table-cell>
          <table:table-cell office:value-type="float" office:value="56.061" calcext:value-type="float">
            <text:p>56.061</text:p>
          </table:table-cell>
          <table:table-cell office:value-type="float" office:value="55.711" calcext:value-type="float">
            <text:p>55.711</text:p>
          </table:table-cell>
          <table:table-cell office:value-type="float" office:value="55.676" calcext:value-type="float">
            <text:p>55.676</text:p>
          </table:table-cell>
          <table:table-cell office:value-type="float" office:value="55.755" calcext:value-type="float">
            <text:p>55.755</text:p>
          </table:table-cell>
          <table:table-cell office:value-type="float" office:value="55.763" calcext:value-type="float">
            <text:p>55.763</text:p>
          </table:table-cell>
          <table:table-cell office:value-type="float" office:value="55.725" calcext:value-type="float">
            <text:p>55.725</text:p>
          </table:table-cell>
          <table:table-cell office:value-type="float" office:value="55.583" calcext:value-type="float">
            <text:p>55.583</text:p>
          </table:table-cell>
          <table:table-cell office:value-type="float" office:value="55.674" calcext:value-type="float">
            <text:p>55.674</text:p>
          </table:table-cell>
          <table:table-cell office:value-type="float" office:value="55.791" calcext:value-type="float">
            <text:p>55.791</text:p>
          </table:table-cell>
          <table:table-cell table:formula="of:=MAX([.B4];[.C4];[.D4];[.E4];[.F4];[.G4];[.H4];[.I4];[.J4])" office:value-type="float" office:value="58.988" calcext:value-type="float">
            <text:p/>
          </table:table-cell>
          <table:table-cell table:formula="of:=AVERAGE([.B4:.J4])" office:value-type="float" office:value="56.104" calcext:value-type="float">
            <text:p/>
          </table:table-cell>
          <table:table-cell table:formula="of:=MIN([.B4:.K4])" office:value-type="float" office:value="55.583" calcext:value-type="float">
            <text:p/>
          </table:table-cell>
          <table:table-cell table:formula="of:=[.L4]/[.A4]" office:value-type="float" office:value="14.747" calcext:value-type="float">
            <text:p/>
          </table:table-cell>
          <table:table-cell table:formula="of:=[.M4]/[.A4]" office:value-type="float" office:value="14.026" calcext:value-type="float">
            <text:p/>
          </table:table-cell>
          <table:table-cell table:formula="of:=[.N4]/[.A4]" office:value-type="float" office:value="13.89575" calcext:value-type="float">
            <text:p/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3.672" calcext:value-type="float">
            <text:p>73.672</text:p>
          </table:table-cell>
          <table:table-cell office:value-type="float" office:value="69.629" calcext:value-type="float">
            <text:p>69.629</text:p>
          </table:table-cell>
          <table:table-cell office:value-type="float" office:value="69.6" calcext:value-type="float">
            <text:p>69.6</text:p>
          </table:table-cell>
          <table:table-cell office:value-type="float" office:value="69.801" calcext:value-type="float">
            <text:p>69.801</text:p>
          </table:table-cell>
          <table:table-cell office:value-type="float" office:value="69.889" calcext:value-type="float">
            <text:p>69.889</text:p>
          </table:table-cell>
          <table:table-cell office:value-type="float" office:value="69.961" calcext:value-type="float">
            <text:p>69.961</text:p>
          </table:table-cell>
          <table:table-cell office:value-type="float" office:value="69.401" calcext:value-type="float">
            <text:p>69.401</text:p>
          </table:table-cell>
          <table:table-cell office:value-type="float" office:value="69.53" calcext:value-type="float">
            <text:p>69.53</text:p>
          </table:table-cell>
          <table:table-cell office:value-type="float" office:value="69.721" calcext:value-type="float">
            <text:p>69.721</text:p>
          </table:table-cell>
          <table:table-cell office:value-type="float" office:value="69.774" calcext:value-type="float">
            <text:p>69.774</text:p>
          </table:table-cell>
          <table:table-cell table:formula="of:=MAX([.B5];[.C5];[.D5];[.E5];[.F5];[.G5];[.H5];[.I5];[.J5])" office:value-type="float" office:value="73.672" calcext:value-type="float">
            <text:p/>
          </table:table-cell>
          <table:table-cell table:formula="of:=AVERAGE([.B5:.J5])" office:value-type="float" office:value="70.1337777777778" calcext:value-type="float">
            <text:p/>
          </table:table-cell>
          <table:table-cell table:formula="of:=MIN([.B5:.K5])" office:value-type="float" office:value="69.401" calcext:value-type="float">
            <text:p/>
          </table:table-cell>
          <table:table-cell table:formula="of:=[.L5]/[.A5]" office:value-type="float" office:value="14.7344" calcext:value-type="float">
            <text:p/>
          </table:table-cell>
          <table:table-cell table:formula="of:=[.M5]/[.A5]" office:value-type="float" office:value="14.0267555555556" calcext:value-type="float">
            <text:p/>
          </table:table-cell>
          <table:table-cell table:formula="of:=[.N5]/[.A5]" office:value-type="float" office:value="13.8802" calcext:value-type="float">
            <text:p/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8.41" calcext:value-type="float">
            <text:p>88.41</text:p>
          </table:table-cell>
          <table:table-cell office:value-type="float" office:value="83.515" calcext:value-type="float">
            <text:p>83.515</text:p>
          </table:table-cell>
          <table:table-cell office:value-type="float" office:value="83.47" calcext:value-type="float">
            <text:p>83.47</text:p>
          </table:table-cell>
          <table:table-cell office:value-type="float" office:value="83.851" calcext:value-type="float">
            <text:p>83.851</text:p>
          </table:table-cell>
          <table:table-cell office:value-type="float" office:value="83.991" calcext:value-type="float">
            <text:p>83.991</text:p>
          </table:table-cell>
          <table:table-cell office:value-type="float" office:value="83.62" calcext:value-type="float">
            <text:p>83.62</text:p>
          </table:table-cell>
          <table:table-cell office:value-type="float" office:value="83.294" calcext:value-type="float">
            <text:p>83.294</text:p>
          </table:table-cell>
          <table:table-cell office:value-type="float" office:value="83.583" calcext:value-type="float">
            <text:p>83.583</text:p>
          </table:table-cell>
          <table:table-cell office:value-type="float" office:value="83.613" calcext:value-type="float">
            <text:p>83.613</text:p>
          </table:table-cell>
          <table:table-cell office:value-type="float" office:value="83.671" calcext:value-type="float">
            <text:p>83.671</text:p>
          </table:table-cell>
          <table:table-cell table:formula="of:=MAX([.B6];[.C6];[.D6];[.E6];[.F6];[.G6];[.H6];[.I6];[.J6])" office:value-type="float" office:value="88.41" calcext:value-type="float">
            <text:p/>
          </table:table-cell>
          <table:table-cell table:formula="of:=AVERAGE([.B6:.J6])" office:value-type="float" office:value="84.1496666666667" calcext:value-type="float">
            <text:p/>
          </table:table-cell>
          <table:table-cell table:formula="of:=MIN([.B6:.K6])" office:value-type="float" office:value="83.294" calcext:value-type="float">
            <text:p/>
          </table:table-cell>
          <table:table-cell table:formula="of:=[.L6]/[.A6]" office:value-type="float" office:value="14.735" calcext:value-type="float">
            <text:p/>
          </table:table-cell>
          <table:table-cell table:formula="of:=[.M6]/[.A6]" office:value-type="float" office:value="14.0249444444444" calcext:value-type="float">
            <text:p/>
          </table:table-cell>
          <table:table-cell table:formula="of:=[.N6]/[.A6]" office:value-type="float" office:value="13.8823333333333" calcext:value-type="float">
            <text:p/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3.155" calcext:value-type="float">
            <text:p>103.155</text:p>
          </table:table-cell>
          <table:table-cell office:value-type="float" office:value="97.545" calcext:value-type="float">
            <text:p>97.545</text:p>
          </table:table-cell>
          <table:table-cell office:value-type="float" office:value="97.337" calcext:value-type="float">
            <text:p>97.337</text:p>
          </table:table-cell>
          <table:table-cell office:value-type="float" office:value="97.491" calcext:value-type="float">
            <text:p>97.491</text:p>
          </table:table-cell>
          <table:table-cell office:value-type="float" office:value="98.063" calcext:value-type="float">
            <text:p>98.063</text:p>
          </table:table-cell>
          <table:table-cell office:value-type="float" office:value="97.883" calcext:value-type="float">
            <text:p>97.883</text:p>
          </table:table-cell>
          <table:table-cell office:value-type="float" office:value="97.187" calcext:value-type="float">
            <text:p>97.187</text:p>
          </table:table-cell>
          <table:table-cell office:value-type="float" office:value="97.356" calcext:value-type="float">
            <text:p>97.356</text:p>
          </table:table-cell>
          <table:table-cell office:value-type="float" office:value="97.486" calcext:value-type="float">
            <text:p>97.486</text:p>
          </table:table-cell>
          <table:table-cell office:value-type="float" office:value="97.816" calcext:value-type="float">
            <text:p>97.816</text:p>
          </table:table-cell>
          <table:table-cell table:formula="of:=MAX([.B7];[.C7];[.D7];[.E7];[.F7];[.G7];[.H7];[.I7];[.J7])" office:value-type="float" office:value="103.155" calcext:value-type="float">
            <text:p/>
          </table:table-cell>
          <table:table-cell table:formula="of:=AVERAGE([.B7:.J7])" office:value-type="float" office:value="98.167" calcext:value-type="float">
            <text:p/>
          </table:table-cell>
          <table:table-cell table:formula="of:=MIN([.B7:.K7])" office:value-type="float" office:value="97.187" calcext:value-type="float">
            <text:p/>
          </table:table-cell>
          <table:table-cell table:formula="of:=[.L7]/[.A7]" office:value-type="float" office:value="14.7364285714286" calcext:value-type="float">
            <text:p/>
          </table:table-cell>
          <table:table-cell table:formula="of:=[.M7]/[.A7]" office:value-type="float" office:value="14.0238571428571" calcext:value-type="float">
            <text:p/>
          </table:table-cell>
          <table:table-cell table:formula="of:=[.N7]/[.A7]" office:value-type="float" office:value="13.8838571428571" calcext:value-type="float">
            <text:p/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7.677" calcext:value-type="float">
            <text:p>117.677</text:p>
          </table:table-cell>
          <table:table-cell office:value-type="float" office:value="111.584" calcext:value-type="float">
            <text:p>111.584</text:p>
          </table:table-cell>
          <table:table-cell office:value-type="float" office:value="111.24" calcext:value-type="float">
            <text:p>111.24</text:p>
          </table:table-cell>
          <table:table-cell office:value-type="float" office:value="111.269" calcext:value-type="float">
            <text:p>111.269</text:p>
          </table:table-cell>
          <table:table-cell office:value-type="float" office:value="111.722" calcext:value-type="float">
            <text:p>111.722</text:p>
          </table:table-cell>
          <table:table-cell office:value-type="float" office:value="111.708" calcext:value-type="float">
            <text:p>111.708</text:p>
          </table:table-cell>
          <table:table-cell office:value-type="float" office:value="111.024" calcext:value-type="float">
            <text:p>111.024</text:p>
          </table:table-cell>
          <table:table-cell office:value-type="float" office:value="111.576" calcext:value-type="float">
            <text:p>111.576</text:p>
          </table:table-cell>
          <table:table-cell office:value-type="float" office:value="111.594" calcext:value-type="float">
            <text:p>111.594</text:p>
          </table:table-cell>
          <table:table-cell office:value-type="float" office:value="111.467" calcext:value-type="float">
            <text:p>111.467</text:p>
          </table:table-cell>
          <table:table-cell table:formula="of:=MAX([.B8];[.C8];[.D8];[.E8];[.F8];[.G8];[.H8];[.I8];[.J8])" office:value-type="float" office:value="117.677" calcext:value-type="float">
            <text:p/>
          </table:table-cell>
          <table:table-cell table:formula="of:=AVERAGE([.B8:.J8])" office:value-type="float" office:value="112.154888888889" calcext:value-type="float">
            <text:p/>
          </table:table-cell>
          <table:table-cell table:formula="of:=MIN([.B8:.K8])" office:value-type="float" office:value="111.024" calcext:value-type="float">
            <text:p/>
          </table:table-cell>
          <table:table-cell table:formula="of:=[.L8]/[.A8]" office:value-type="float" office:value="14.709625" calcext:value-type="float">
            <text:p/>
          </table:table-cell>
          <table:table-cell table:formula="of:=[.M8]/[.A8]" office:value-type="float" office:value="14.0193611111111" calcext:value-type="float">
            <text:p/>
          </table:table-cell>
          <table:table-cell table:formula="of:=[.N8]/[.A8]" office:value-type="float" office:value="13.878" calcext:value-type="float">
            <text:p/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4.256" calcext:value-type="float">
            <text:p>134.256</text:p>
          </table:table-cell>
          <table:table-cell office:value-type="float" office:value="126.636" calcext:value-type="float">
            <text:p>126.636</text:p>
          </table:table-cell>
          <table:table-cell office:value-type="float" office:value="126.115" calcext:value-type="float">
            <text:p>126.115</text:p>
          </table:table-cell>
          <table:table-cell office:value-type="float" office:value="126.123" calcext:value-type="float">
            <text:p>126.123</text:p>
          </table:table-cell>
          <table:table-cell office:value-type="float" office:value="126.64" calcext:value-type="float">
            <text:p>126.64</text:p>
          </table:table-cell>
          <table:table-cell office:value-type="float" office:value="126.192" calcext:value-type="float">
            <text:p>126.192</text:p>
          </table:table-cell>
          <table:table-cell office:value-type="float" office:value="125.977" calcext:value-type="float">
            <text:p>125.977</text:p>
          </table:table-cell>
          <table:table-cell office:value-type="float" office:value="125.351" calcext:value-type="float">
            <text:p>125.351</text:p>
          </table:table-cell>
          <table:table-cell office:value-type="float" office:value="125.784" calcext:value-type="float">
            <text:p>125.784</text:p>
          </table:table-cell>
          <table:table-cell office:value-type="float" office:value="125.844" calcext:value-type="float">
            <text:p>125.844</text:p>
          </table:table-cell>
          <table:table-cell table:formula="of:=MAX([.B9];[.C9];[.D9];[.E9];[.F9];[.G9];[.H9];[.I9];[.J9])" office:value-type="float" office:value="134.256" calcext:value-type="float">
            <text:p/>
          </table:table-cell>
          <table:table-cell table:formula="of:=AVERAGE([.B9:.J9])" office:value-type="float" office:value="127.008222222222" calcext:value-type="float">
            <text:p/>
          </table:table-cell>
          <table:table-cell table:formula="of:=MIN([.B9:.K9])" office:value-type="float" office:value="125.351" calcext:value-type="float">
            <text:p/>
          </table:table-cell>
          <table:table-cell table:formula="of:=[.L9]/[.A9]" office:value-type="float" office:value="14.9173333333333" calcext:value-type="float">
            <text:p/>
          </table:table-cell>
          <table:table-cell table:formula="of:=[.M9]/[.A9]" office:value-type="float" office:value="14.112024691358" calcext:value-type="float">
            <text:p/>
          </table:table-cell>
          <table:table-cell table:formula="of:=[.N9]/[.A9]" office:value-type="float" office:value="13.9278888888889" calcext:value-type="float">
            <text:p/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7.33" calcext:value-type="float">
            <text:p>147.33</text:p>
          </table:table-cell>
          <table:table-cell office:value-type="float" office:value="139.501" calcext:value-type="float">
            <text:p>139.501</text:p>
          </table:table-cell>
          <table:table-cell office:value-type="float" office:value="139.283" calcext:value-type="float">
            <text:p>139.283</text:p>
          </table:table-cell>
          <table:table-cell office:value-type="float" office:value="139.462" calcext:value-type="float">
            <text:p>139.462</text:p>
          </table:table-cell>
          <table:table-cell office:value-type="float" office:value="139.638" calcext:value-type="float">
            <text:p>139.638</text:p>
          </table:table-cell>
          <table:table-cell office:value-type="float" office:value="139.68" calcext:value-type="float">
            <text:p>139.68</text:p>
          </table:table-cell>
          <table:table-cell office:value-type="float" office:value="138.939" calcext:value-type="float">
            <text:p>138.939</text:p>
          </table:table-cell>
          <table:table-cell office:value-type="float" office:value="138.962" calcext:value-type="float">
            <text:p>138.962</text:p>
          </table:table-cell>
          <table:table-cell office:value-type="float" office:value="139.468" calcext:value-type="float">
            <text:p>139.468</text:p>
          </table:table-cell>
          <table:table-cell office:value-type="float" office:value="138.888" calcext:value-type="float">
            <text:p>138.888</text:p>
          </table:table-cell>
          <table:table-cell table:formula="of:=MAX([.B10];[.C10];[.D10];[.E10];[.F10];[.G10];[.H10];[.I10];[.J10])" office:value-type="float" office:value="147.33" calcext:value-type="float">
            <text:p/>
          </table:table-cell>
          <table:table-cell table:formula="of:=AVERAGE([.B10:.J10])" office:value-type="float" office:value="140.251444444444" calcext:value-type="float">
            <text:p/>
          </table:table-cell>
          <table:table-cell table:formula="of:=MIN([.B10:.K10])" office:value-type="float" office:value="138.888" calcext:value-type="float">
            <text:p/>
          </table:table-cell>
          <table:table-cell table:formula="of:=[.L10]/[.A10]" office:value-type="float" office:value="14.733" calcext:value-type="float">
            <text:p/>
          </table:table-cell>
          <table:table-cell table:formula="of:=[.M10]/[.A10]" office:value-type="float" office:value="14.0251444444444" calcext:value-type="float">
            <text:p/>
          </table:table-cell>
          <table:table-cell table:formula="of:=[.N10]/[.A10]" office:value-type="float" office:value="13.8888" calcext:value-type="float">
            <text:p/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2.57" calcext:value-type="float">
            <text:p>162.57</text:p>
          </table:table-cell>
          <table:table-cell office:value-type="float" office:value="153.426" calcext:value-type="float">
            <text:p>153.426</text:p>
          </table:table-cell>
          <table:table-cell office:value-type="float" office:value="153.78" calcext:value-type="float">
            <text:p>153.78</text:p>
          </table:table-cell>
          <table:table-cell office:value-type="float" office:value="153.942" calcext:value-type="float">
            <text:p>153.942</text:p>
          </table:table-cell>
          <table:table-cell office:value-type="float" office:value="153.677" calcext:value-type="float">
            <text:p>153.677</text:p>
          </table:table-cell>
          <table:table-cell office:value-type="float" office:value="153.456" calcext:value-type="float">
            <text:p>153.456</text:p>
          </table:table-cell>
          <table:table-cell office:value-type="float" office:value="154.08" calcext:value-type="float">
            <text:p>154.08</text:p>
          </table:table-cell>
          <table:table-cell office:value-type="float" office:value="153.159" calcext:value-type="float">
            <text:p>153.159</text:p>
          </table:table-cell>
          <table:table-cell office:value-type="float" office:value="153.687" calcext:value-type="float">
            <text:p>153.687</text:p>
          </table:table-cell>
          <table:table-cell office:value-type="float" office:value="154.355" calcext:value-type="float">
            <text:p>154.355</text:p>
          </table:table-cell>
          <table:table-cell table:formula="of:=MAX([.B11];[.C11];[.D11];[.E11];[.F11];[.G11];[.H11];[.I11];[.J11])" office:value-type="float" office:value="162.57" calcext:value-type="float">
            <text:p/>
          </table:table-cell>
          <table:table-cell table:formula="of:=AVERAGE([.B11:.J11])" office:value-type="float" office:value="154.641888888889" calcext:value-type="float">
            <text:p/>
          </table:table-cell>
          <table:table-cell table:formula="of:=MIN([.B11:.K11])" office:value-type="float" office:value="153.159" calcext:value-type="float">
            <text:p/>
          </table:table-cell>
          <table:table-cell table:formula="of:=[.L11]/[.A11]" office:value-type="float" office:value="14.7790909090909" calcext:value-type="float">
            <text:p/>
          </table:table-cell>
          <table:table-cell table:formula="of:=[.M11]/[.A11]" office:value-type="float" office:value="14.0583535353535" calcext:value-type="float">
            <text:p/>
          </table:table-cell>
          <table:table-cell table:formula="of:=[.N11]/[.A11]" office:value-type="float" office:value="13.9235454545455" calcext:value-type="float">
            <text:p/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9.598" calcext:value-type="float">
            <text:p>179.598</text:p>
          </table:table-cell>
          <table:table-cell office:value-type="float" office:value="169.834" calcext:value-type="float">
            <text:p>169.834</text:p>
          </table:table-cell>
          <table:table-cell office:value-type="float" office:value="169.342" calcext:value-type="float">
            <text:p>169.342</text:p>
          </table:table-cell>
          <table:table-cell office:value-type="float" office:value="170.503" calcext:value-type="float">
            <text:p>170.503</text:p>
          </table:table-cell>
          <table:table-cell office:value-type="float" office:value="169.379" calcext:value-type="float">
            <text:p>169.379</text:p>
          </table:table-cell>
          <table:table-cell office:value-type="float" office:value="169.838" calcext:value-type="float">
            <text:p>169.838</text:p>
          </table:table-cell>
          <table:table-cell office:value-type="float" office:value="169.712" calcext:value-type="float">
            <text:p>169.712</text:p>
          </table:table-cell>
          <table:table-cell office:value-type="float" office:value="169.65" calcext:value-type="float">
            <text:p>169.65</text:p>
          </table:table-cell>
          <table:table-cell office:value-type="float" office:value="169.288" calcext:value-type="float">
            <text:p>169.288</text:p>
          </table:table-cell>
          <table:table-cell office:value-type="float" office:value="169.466" calcext:value-type="float">
            <text:p>169.466</text:p>
          </table:table-cell>
          <table:table-cell table:formula="of:=MAX([.B12];[.C12];[.D12];[.E12];[.F12];[.G12];[.H12];[.I12];[.J12])" office:value-type="float" office:value="179.598" calcext:value-type="float">
            <text:p/>
          </table:table-cell>
          <table:table-cell table:formula="of:=AVERAGE([.B12:.J12])" office:value-type="float" office:value="170.793777777778" calcext:value-type="float">
            <text:p/>
          </table:table-cell>
          <table:table-cell table:formula="of:=MIN([.B12:.K12])" office:value-type="float" office:value="169.288" calcext:value-type="float">
            <text:p/>
          </table:table-cell>
          <table:table-cell table:formula="of:=[.L12]/[.A12]" office:value-type="float" office:value="14.9665" calcext:value-type="float">
            <text:p/>
          </table:table-cell>
          <table:table-cell table:formula="of:=[.M12]/[.A12]" office:value-type="float" office:value="14.2328148148148" calcext:value-type="float">
            <text:p/>
          </table:table-cell>
          <table:table-cell table:formula="of:=[.N12]/[.A12]" office:value-type="float" office:value="14.1073333333333" calcext:value-type="float">
            <text:p/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1.663" calcext:value-type="float">
            <text:p>191.663</text:p>
          </table:table-cell>
          <table:table-cell office:value-type="float" office:value="181.478" calcext:value-type="float">
            <text:p>181.478</text:p>
          </table:table-cell>
          <table:table-cell office:value-type="float" office:value="180.768" calcext:value-type="float">
            <text:p>180.768</text:p>
          </table:table-cell>
          <table:table-cell office:value-type="float" office:value="181.302" calcext:value-type="float">
            <text:p>181.302</text:p>
          </table:table-cell>
          <table:table-cell office:value-type="float" office:value="181.341" calcext:value-type="float">
            <text:p>181.341</text:p>
          </table:table-cell>
          <table:table-cell office:value-type="float" office:value="181.322" calcext:value-type="float">
            <text:p>181.322</text:p>
          </table:table-cell>
          <table:table-cell office:value-type="float" office:value="180.691" calcext:value-type="float">
            <text:p>180.691</text:p>
          </table:table-cell>
          <table:table-cell office:value-type="float" office:value="181.204" calcext:value-type="float">
            <text:p>181.204</text:p>
          </table:table-cell>
          <table:table-cell office:value-type="float" office:value="181.458" calcext:value-type="float">
            <text:p>181.458</text:p>
          </table:table-cell>
          <table:table-cell office:value-type="float" office:value="181.114" calcext:value-type="float">
            <text:p>181.114</text:p>
          </table:table-cell>
          <table:table-cell table:formula="of:=MAX([.B13];[.C13];[.D13];[.E13];[.F13];[.G13];[.H13];[.I13];[.J13])" office:value-type="float" office:value="191.663" calcext:value-type="float">
            <text:p/>
          </table:table-cell>
          <table:table-cell table:formula="of:=AVERAGE([.B13:.J13])" office:value-type="float" office:value="182.358555555556" calcext:value-type="float">
            <text:p/>
          </table:table-cell>
          <table:table-cell table:formula="of:=MIN([.B13:.K13])" office:value-type="float" office:value="180.691" calcext:value-type="float">
            <text:p/>
          </table:table-cell>
          <table:table-cell table:formula="of:=[.L13]/[.A13]" office:value-type="float" office:value="14.7433076923077" calcext:value-type="float">
            <text:p/>
          </table:table-cell>
          <table:table-cell table:formula="of:=[.M13]/[.A13]" office:value-type="float" office:value="14.0275811965812" calcext:value-type="float">
            <text:p/>
          </table:table-cell>
          <table:table-cell table:formula="of:=[.N13]/[.A13]" office:value-type="float" office:value="13.8993076923077" calcext:value-type="float">
            <text:p/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6.55" calcext:value-type="float">
            <text:p>206.55</text:p>
          </table:table-cell>
          <table:table-cell office:value-type="float" office:value="195.534" calcext:value-type="float">
            <text:p>195.534</text:p>
          </table:table-cell>
          <table:table-cell office:value-type="float" office:value="196.169" calcext:value-type="float">
            <text:p>196.169</text:p>
          </table:table-cell>
          <table:table-cell office:value-type="float" office:value="197.146" calcext:value-type="float">
            <text:p>197.146</text:p>
          </table:table-cell>
          <table:table-cell office:value-type="float" office:value="195.455" calcext:value-type="float">
            <text:p>195.455</text:p>
          </table:table-cell>
          <table:table-cell office:value-type="float" office:value="195.174" calcext:value-type="float">
            <text:p>195.174</text:p>
          </table:table-cell>
          <table:table-cell office:value-type="float" office:value="196.617" calcext:value-type="float">
            <text:p>196.617</text:p>
          </table:table-cell>
          <table:table-cell office:value-type="float" office:value="199.348" calcext:value-type="float">
            <text:p>199.348</text:p>
          </table:table-cell>
          <table:table-cell office:value-type="float" office:value="195.474" calcext:value-type="float">
            <text:p>195.474</text:p>
          </table:table-cell>
          <table:table-cell office:value-type="float" office:value="196.691" calcext:value-type="float">
            <text:p>196.691</text:p>
          </table:table-cell>
          <table:table-cell table:formula="of:=MAX([.B14];[.C14];[.D14];[.E14];[.F14];[.G14];[.H14];[.I14];[.J14])" office:value-type="float" office:value="206.55" calcext:value-type="float">
            <text:p/>
          </table:table-cell>
          <table:table-cell table:formula="of:=AVERAGE([.B14:.J14])" office:value-type="float" office:value="197.496333333333" calcext:value-type="float">
            <text:p/>
          </table:table-cell>
          <table:table-cell table:formula="of:=MIN([.B14:.K14])" office:value-type="float" office:value="195.174" calcext:value-type="float">
            <text:p/>
          </table:table-cell>
          <table:table-cell table:formula="of:=[.L14]/[.A14]" office:value-type="float" office:value="14.7535714285714" calcext:value-type="float">
            <text:p/>
          </table:table-cell>
          <table:table-cell table:formula="of:=[.M14]/[.A14]" office:value-type="float" office:value="14.106880952381" calcext:value-type="float">
            <text:p/>
          </table:table-cell>
          <table:table-cell table:formula="of:=[.N14]/[.A14]" office:value-type="float" office:value="13.941" calcext:value-type="float">
            <text:p/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1.155" calcext:value-type="float">
            <text:p>221.155</text:p>
          </table:table-cell>
          <table:table-cell office:value-type="float" office:value="210.063" calcext:value-type="float">
            <text:p>210.063</text:p>
          </table:table-cell>
          <table:table-cell office:value-type="float" office:value="208.857" calcext:value-type="float">
            <text:p>208.857</text:p>
          </table:table-cell>
          <table:table-cell office:value-type="float" office:value="211.633" calcext:value-type="float">
            <text:p>211.633</text:p>
          </table:table-cell>
          <table:table-cell office:value-type="float" office:value="209.656" calcext:value-type="float">
            <text:p>209.656</text:p>
          </table:table-cell>
          <table:table-cell office:value-type="float" office:value="209.327" calcext:value-type="float">
            <text:p>209.327</text:p>
          </table:table-cell>
          <table:table-cell office:value-type="float" office:value="209.807" calcext:value-type="float">
            <text:p>209.807</text:p>
          </table:table-cell>
          <table:table-cell office:value-type="float" office:value="209.42" calcext:value-type="float">
            <text:p>209.42</text:p>
          </table:table-cell>
          <table:table-cell office:value-type="float" office:value="209.417" calcext:value-type="float">
            <text:p>209.417</text:p>
          </table:table-cell>
          <table:table-cell office:value-type="float" office:value="209.612" calcext:value-type="float">
            <text:p>209.612</text:p>
          </table:table-cell>
          <table:table-cell table:formula="of:=MAX([.B15];[.C15];[.D15];[.E15];[.F15];[.G15];[.H15];[.I15];[.J15])" office:value-type="float" office:value="221.155" calcext:value-type="float">
            <text:p/>
          </table:table-cell>
          <table:table-cell table:formula="of:=AVERAGE([.B15:.J15])" office:value-type="float" office:value="211.037222222222" calcext:value-type="float">
            <text:p/>
          </table:table-cell>
          <table:table-cell table:formula="of:=MIN([.B15:.K15])" office:value-type="float" office:value="208.857" calcext:value-type="float">
            <text:p/>
          </table:table-cell>
          <table:table-cell table:formula="of:=[.L15]/[.A15]" office:value-type="float" office:value="14.7436666666667" calcext:value-type="float">
            <text:p/>
          </table:table-cell>
          <table:table-cell table:formula="of:=[.M15]/[.A15]" office:value-type="float" office:value="14.0691481481481" calcext:value-type="float">
            <text:p/>
          </table:table-cell>
          <table:table-cell table:formula="of:=[.N15]/[.A15]" office:value-type="float" office:value="13.9238" calcext:value-type="float">
            <text:p/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8.865" calcext:value-type="float">
            <text:p>238.865</text:p>
          </table:table-cell>
          <table:table-cell office:value-type="float" office:value="224.952" calcext:value-type="float">
            <text:p>224.952</text:p>
          </table:table-cell>
          <table:table-cell office:value-type="float" office:value="224.523" calcext:value-type="float">
            <text:p>224.523</text:p>
          </table:table-cell>
          <table:table-cell office:value-type="float" office:value="225.521" calcext:value-type="float">
            <text:p>225.521</text:p>
          </table:table-cell>
          <table:table-cell office:value-type="float" office:value="225.552" calcext:value-type="float">
            <text:p>225.552</text:p>
          </table:table-cell>
          <table:table-cell office:value-type="float" office:value="225.719" calcext:value-type="float">
            <text:p>225.719</text:p>
          </table:table-cell>
          <table:table-cell office:value-type="float" office:value="225.512" calcext:value-type="float">
            <text:p>225.512</text:p>
          </table:table-cell>
          <table:table-cell office:value-type="float" office:value="225.497" calcext:value-type="float">
            <text:p>225.497</text:p>
          </table:table-cell>
          <table:table-cell office:value-type="float" office:value="225.252" calcext:value-type="float">
            <text:p>225.252</text:p>
          </table:table-cell>
          <table:table-cell office:value-type="float" office:value="225.63" calcext:value-type="float">
            <text:p>225.63</text:p>
          </table:table-cell>
          <table:table-cell table:formula="of:=MAX([.B16];[.C16];[.D16];[.E16];[.F16];[.G16];[.H16];[.I16];[.J16])" office:value-type="float" office:value="238.865" calcext:value-type="float">
            <text:p/>
          </table:table-cell>
          <table:table-cell table:formula="of:=AVERAGE([.B16:.J16])" office:value-type="float" office:value="226.821444444444" calcext:value-type="float">
            <text:p/>
          </table:table-cell>
          <table:table-cell table:formula="of:=MIN([.B16:.K16])" office:value-type="float" office:value="224.523" calcext:value-type="float">
            <text:p/>
          </table:table-cell>
          <table:table-cell table:formula="of:=[.L16]/[.A16]" office:value-type="float" office:value="14.9290625" calcext:value-type="float">
            <text:p/>
          </table:table-cell>
          <table:table-cell table:formula="of:=[.M16]/[.A16]" office:value-type="float" office:value="14.1763402777778" calcext:value-type="float">
            <text:p/>
          </table:table-cell>
          <table:table-cell table:formula="of:=[.N16]/[.A16]" office:value-type="float" office:value="14.0326875" calcext:value-type="float">
            <text:p/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0.659" calcext:value-type="float">
            <text:p>250.659</text:p>
          </table:table-cell>
          <table:table-cell office:value-type="float" office:value="238.452" calcext:value-type="float">
            <text:p>238.452</text:p>
          </table:table-cell>
          <table:table-cell office:value-type="float" office:value="237.556" calcext:value-type="float">
            <text:p>237.556</text:p>
          </table:table-cell>
          <table:table-cell office:value-type="float" office:value="237.919" calcext:value-type="float">
            <text:p>237.919</text:p>
          </table:table-cell>
          <table:table-cell office:value-type="float" office:value="237.678" calcext:value-type="float">
            <text:p>237.678</text:p>
          </table:table-cell>
          <table:table-cell office:value-type="float" office:value="237.028" calcext:value-type="float">
            <text:p>237.028</text:p>
          </table:table-cell>
          <table:table-cell office:value-type="float" office:value="237.934" calcext:value-type="float">
            <text:p>237.934</text:p>
          </table:table-cell>
          <table:table-cell office:value-type="float" office:value="237.873" calcext:value-type="float">
            <text:p>237.873</text:p>
          </table:table-cell>
          <table:table-cell office:value-type="float" office:value="236.838" calcext:value-type="float">
            <text:p>236.838</text:p>
          </table:table-cell>
          <table:table-cell office:value-type="float" office:value="238.351" calcext:value-type="float">
            <text:p>238.351</text:p>
          </table:table-cell>
          <table:table-cell table:formula="of:=MAX([.B17];[.C17];[.D17];[.E17];[.F17];[.G17];[.H17];[.I17];[.J17])" office:value-type="float" office:value="250.659" calcext:value-type="float">
            <text:p/>
          </table:table-cell>
          <table:table-cell table:formula="of:=AVERAGE([.B17:.J17])" office:value-type="float" office:value="239.104111111111" calcext:value-type="float">
            <text:p/>
          </table:table-cell>
          <table:table-cell table:formula="of:=MIN([.B17:.K17])" office:value-type="float" office:value="236.838" calcext:value-type="float">
            <text:p/>
          </table:table-cell>
          <table:table-cell table:formula="of:=[.L17]/[.A17]" office:value-type="float" office:value="14.7446470588235" calcext:value-type="float">
            <text:p/>
          </table:table-cell>
          <table:table-cell table:formula="of:=[.M17]/[.A17]" office:value-type="float" office:value="14.0649477124183" calcext:value-type="float">
            <text:p/>
          </table:table-cell>
          <table:table-cell table:formula="of:=[.N17]/[.A17]" office:value-type="float" office:value="13.9316470588235" calcext:value-type="float">
            <text:p/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5.055" calcext:value-type="float">
            <text:p>265.055</text:p>
          </table:table-cell>
          <table:table-cell office:value-type="float" office:value="251.968" calcext:value-type="float">
            <text:p>251.968</text:p>
          </table:table-cell>
          <table:table-cell office:value-type="float" office:value="250.749" calcext:value-type="float">
            <text:p>250.749</text:p>
          </table:table-cell>
          <table:table-cell office:value-type="float" office:value="251.193" calcext:value-type="float">
            <text:p>251.193</text:p>
          </table:table-cell>
          <table:table-cell office:value-type="float" office:value="251.788" calcext:value-type="float">
            <text:p>251.788</text:p>
          </table:table-cell>
          <table:table-cell office:value-type="float" office:value="250.457" calcext:value-type="float">
            <text:p>250.457</text:p>
          </table:table-cell>
          <table:table-cell office:value-type="float" office:value="250.663" calcext:value-type="float">
            <text:p>250.663</text:p>
          </table:table-cell>
          <table:table-cell office:value-type="float" office:value="250.879" calcext:value-type="float">
            <text:p>250.879</text:p>
          </table:table-cell>
          <table:table-cell office:value-type="float" office:value="250.606" calcext:value-type="float">
            <text:p>250.606</text:p>
          </table:table-cell>
          <table:table-cell office:value-type="float" office:value="251.097" calcext:value-type="float">
            <text:p>251.097</text:p>
          </table:table-cell>
          <table:table-cell table:formula="of:=MAX([.B18];[.C18];[.D18];[.E18];[.F18];[.G18];[.H18];[.I18];[.J18])" office:value-type="float" office:value="265.055" calcext:value-type="float">
            <text:p/>
          </table:table-cell>
          <table:table-cell table:formula="of:=AVERAGE([.B18:.J18])" office:value-type="float" office:value="252.595333333333" calcext:value-type="float">
            <text:p/>
          </table:table-cell>
          <table:table-cell table:formula="of:=MIN([.B18:.K18])" office:value-type="float" office:value="250.457" calcext:value-type="float">
            <text:p/>
          </table:table-cell>
          <table:table-cell table:formula="of:=[.L18]/[.A18]" office:value-type="float" office:value="14.7252777777778" calcext:value-type="float">
            <text:p/>
          </table:table-cell>
          <table:table-cell table:formula="of:=[.M18]/[.A18]" office:value-type="float" office:value="14.0330740740741" calcext:value-type="float">
            <text:p/>
          </table:table-cell>
          <table:table-cell table:formula="of:=[.N18]/[.A18]" office:value-type="float" office:value="13.9142777777778" calcext:value-type="float">
            <text:p/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0.397" calcext:value-type="float">
            <text:p>280.397</text:p>
          </table:table-cell>
          <table:table-cell office:value-type="float" office:value="265.159" calcext:value-type="float">
            <text:p>265.159</text:p>
          </table:table-cell>
          <table:table-cell office:value-type="float" office:value="264.826" calcext:value-type="float">
            <text:p>264.826</text:p>
          </table:table-cell>
          <table:table-cell office:value-type="float" office:value="264.928" calcext:value-type="float">
            <text:p>264.928</text:p>
          </table:table-cell>
          <table:table-cell office:value-type="float" office:value="265.402" calcext:value-type="float">
            <text:p>265.402</text:p>
          </table:table-cell>
          <table:table-cell office:value-type="float" office:value="265.034" calcext:value-type="float">
            <text:p>265.034</text:p>
          </table:table-cell>
          <table:table-cell office:value-type="float" office:value="265.971" calcext:value-type="float">
            <text:p>265.971</text:p>
          </table:table-cell>
          <table:table-cell office:value-type="float" office:value="266.29" calcext:value-type="float">
            <text:p>266.29</text:p>
          </table:table-cell>
          <table:table-cell office:value-type="float" office:value="265.395" calcext:value-type="float">
            <text:p>265.395</text:p>
          </table:table-cell>
          <table:table-cell office:value-type="float" office:value="267.693" calcext:value-type="float">
            <text:p>267.693</text:p>
          </table:table-cell>
          <table:table-cell table:formula="of:=MAX([.B19];[.C19];[.D19];[.E19];[.F19];[.G19];[.H19];[.I19];[.J19])" office:value-type="float" office:value="280.397" calcext:value-type="float">
            <text:p/>
          </table:table-cell>
          <table:table-cell table:formula="of:=AVERAGE([.B19:.J19])" office:value-type="float" office:value="267.044666666667" calcext:value-type="float">
            <text:p/>
          </table:table-cell>
          <table:table-cell table:formula="of:=MIN([.B19:.K19])" office:value-type="float" office:value="264.826" calcext:value-type="float">
            <text:p/>
          </table:table-cell>
          <table:table-cell table:formula="of:=[.L19]/[.A19]" office:value-type="float" office:value="14.7577368421053" calcext:value-type="float">
            <text:p/>
          </table:table-cell>
          <table:table-cell table:formula="of:=[.M19]/[.A19]" office:value-type="float" office:value="14.0549824561404" calcext:value-type="float">
            <text:p/>
          </table:table-cell>
          <table:table-cell table:formula="of:=[.N19]/[.A19]" office:value-type="float" office:value="13.9382105263158" calcext:value-type="float">
            <text:p/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8.471" calcext:value-type="float">
            <text:p>298.471</text:p>
          </table:table-cell>
          <table:table-cell office:value-type="float" office:value="281.863" calcext:value-type="float">
            <text:p>281.863</text:p>
          </table:table-cell>
          <table:table-cell office:value-type="float" office:value="280.687" calcext:value-type="float">
            <text:p>280.687</text:p>
          </table:table-cell>
          <table:table-cell office:value-type="float" office:value="280.354" calcext:value-type="float">
            <text:p>280.354</text:p>
          </table:table-cell>
          <table:table-cell office:value-type="float" office:value="281.118" calcext:value-type="float">
            <text:p>281.118</text:p>
          </table:table-cell>
          <table:table-cell office:value-type="float" office:value="281.437" calcext:value-type="float">
            <text:p>281.437</text:p>
          </table:table-cell>
          <table:table-cell office:value-type="float" office:value="282.569" calcext:value-type="float">
            <text:p>282.569</text:p>
          </table:table-cell>
          <table:table-cell office:value-type="float" office:value="280.657" calcext:value-type="float">
            <text:p>280.657</text:p>
          </table:table-cell>
          <table:table-cell office:value-type="float" office:value="280.941" calcext:value-type="float">
            <text:p>280.941</text:p>
          </table:table-cell>
          <table:table-cell office:value-type="float" office:value="280.617" calcext:value-type="float">
            <text:p>280.617</text:p>
          </table:table-cell>
          <table:table-cell table:formula="of:=MAX([.B20];[.C20];[.D20];[.E20];[.F20];[.G20];[.H20];[.I20];[.J20])" office:value-type="float" office:value="298.471" calcext:value-type="float">
            <text:p/>
          </table:table-cell>
          <table:table-cell table:formula="of:=AVERAGE([.B20:.J20])" office:value-type="float" office:value="283.121888888889" calcext:value-type="float">
            <text:p/>
          </table:table-cell>
          <table:table-cell table:formula="of:=MIN([.B20:.K20])" office:value-type="float" office:value="280.354" calcext:value-type="float">
            <text:p/>
          </table:table-cell>
          <table:table-cell table:formula="of:=[.L20]/[.A20]" office:value-type="float" office:value="14.92355" calcext:value-type="float">
            <text:p/>
          </table:table-cell>
          <table:table-cell table:formula="of:=[.M20]/[.A20]" office:value-type="float" office:value="14.1560944444444" calcext:value-type="float">
            <text:p/>
          </table:table-cell>
          <table:table-cell table:formula="of:=[.N20]/[.A20]" office:value-type="float" office:value="14.0177" calcext:value-type="float">
            <text:p/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10.427" calcext:value-type="float">
            <text:p>310.427</text:p>
          </table:table-cell>
          <table:table-cell office:value-type="float" office:value="296.146" calcext:value-type="float">
            <text:p>296.146</text:p>
          </table:table-cell>
          <table:table-cell office:value-type="float" office:value="293.252" calcext:value-type="float">
            <text:p>293.252</text:p>
          </table:table-cell>
          <table:table-cell office:value-type="float" office:value="292.908" calcext:value-type="float">
            <text:p>292.908</text:p>
          </table:table-cell>
          <table:table-cell office:value-type="float" office:value="293.57" calcext:value-type="float">
            <text:p>293.57</text:p>
          </table:table-cell>
          <table:table-cell office:value-type="float" office:value="292.974" calcext:value-type="float">
            <text:p>292.974</text:p>
          </table:table-cell>
          <table:table-cell office:value-type="float" office:value="294.523" calcext:value-type="float">
            <text:p>294.523</text:p>
          </table:table-cell>
          <table:table-cell office:value-type="float" office:value="299.616" calcext:value-type="float">
            <text:p>299.616</text:p>
          </table:table-cell>
          <table:table-cell office:value-type="float" office:value="292.975" calcext:value-type="float">
            <text:p>292.975</text:p>
          </table:table-cell>
          <table:table-cell office:value-type="float" office:value="293.119" calcext:value-type="float">
            <text:p>293.119</text:p>
          </table:table-cell>
          <table:table-cell table:formula="of:=MAX([.B21];[.C21];[.D21];[.E21];[.F21];[.G21];[.H21];[.I21];[.J21])" office:value-type="float" office:value="310.427" calcext:value-type="float">
            <text:p/>
          </table:table-cell>
          <table:table-cell table:formula="of:=AVERAGE([.B21:.J21])" office:value-type="float" office:value="296.265666666667" calcext:value-type="float">
            <text:p/>
          </table:table-cell>
          <table:table-cell table:formula="of:=MIN([.B21:.K21])" office:value-type="float" office:value="292.908" calcext:value-type="float">
            <text:p/>
          </table:table-cell>
          <table:table-cell table:formula="of:=[.L21]/[.A21]" office:value-type="float" office:value="14.7822380952381" calcext:value-type="float">
            <text:p/>
          </table:table-cell>
          <table:table-cell table:formula="of:=[.M21]/[.A21]" office:value-type="float" office:value="14.1078888888889" calcext:value-type="float">
            <text:p/>
          </table:table-cell>
          <table:table-cell table:formula="of:=[.N21]/[.A21]" office:value-type="float" office:value="13.948" calcext:value-type="float">
            <text:p/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5.955" calcext:value-type="float">
            <text:p>325.955</text:p>
          </table:table-cell>
          <table:table-cell office:value-type="float" office:value="308.279" calcext:value-type="float">
            <text:p>308.279</text:p>
          </table:table-cell>
          <table:table-cell office:value-type="float" office:value="305.703" calcext:value-type="float">
            <text:p>305.703</text:p>
          </table:table-cell>
          <table:table-cell office:value-type="float" office:value="308.324" calcext:value-type="float">
            <text:p>308.324</text:p>
          </table:table-cell>
          <table:table-cell office:value-type="float" office:value="306.795" calcext:value-type="float">
            <text:p>306.795</text:p>
          </table:table-cell>
          <table:table-cell office:value-type="float" office:value="307.094" calcext:value-type="float">
            <text:p>307.094</text:p>
          </table:table-cell>
          <table:table-cell office:value-type="float" office:value="306.872" calcext:value-type="float">
            <text:p>306.872</text:p>
          </table:table-cell>
          <table:table-cell office:value-type="float" office:value="313.417" calcext:value-type="float">
            <text:p>313.417</text:p>
          </table:table-cell>
          <table:table-cell office:value-type="float" office:value="306.688" calcext:value-type="float">
            <text:p>306.688</text:p>
          </table:table-cell>
          <table:table-cell office:value-type="float" office:value="306.762" calcext:value-type="float">
            <text:p>306.762</text:p>
          </table:table-cell>
          <table:table-cell table:formula="of:=MAX([.B22];[.C22];[.D22];[.E22];[.F22];[.G22];[.H22];[.I22];[.J22])" office:value-type="float" office:value="325.955" calcext:value-type="float">
            <text:p/>
          </table:table-cell>
          <table:table-cell table:formula="of:=AVERAGE([.B22:.J22])" office:value-type="float" office:value="309.903" calcext:value-type="float">
            <text:p/>
          </table:table-cell>
          <table:table-cell table:formula="of:=MIN([.B22:.K22])" office:value-type="float" office:value="305.703" calcext:value-type="float">
            <text:p/>
          </table:table-cell>
          <table:table-cell table:formula="of:=[.L22]/[.A22]" office:value-type="float" office:value="14.8161363636364" calcext:value-type="float">
            <text:p/>
          </table:table-cell>
          <table:table-cell table:formula="of:=[.M22]/[.A22]" office:value-type="float" office:value="14.0865" calcext:value-type="float">
            <text:p/>
          </table:table-cell>
          <table:table-cell table:formula="of:=[.N22]/[.A22]" office:value-type="float" office:value="13.8955909090909" calcext:value-type="float">
            <text:p/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41.891" calcext:value-type="float">
            <text:p>341.891</text:p>
          </table:table-cell>
          <table:table-cell office:value-type="float" office:value="321.402" calcext:value-type="float">
            <text:p>321.402</text:p>
          </table:table-cell>
          <table:table-cell office:value-type="float" office:value="319.902" calcext:value-type="float">
            <text:p>319.902</text:p>
          </table:table-cell>
          <table:table-cell office:value-type="float" office:value="320.016" calcext:value-type="float">
            <text:p>320.016</text:p>
          </table:table-cell>
          <table:table-cell office:value-type="float" office:value="321.559" calcext:value-type="float">
            <text:p>321.559</text:p>
          </table:table-cell>
          <table:table-cell office:value-type="float" office:value="321.63" calcext:value-type="float">
            <text:p>321.63</text:p>
          </table:table-cell>
          <table:table-cell office:value-type="float" office:value="322.239" calcext:value-type="float">
            <text:p>322.239</text:p>
          </table:table-cell>
          <table:table-cell office:value-type="float" office:value="322.03" calcext:value-type="float">
            <text:p>322.03</text:p>
          </table:table-cell>
          <table:table-cell office:value-type="float" office:value="320.526" calcext:value-type="float">
            <text:p>320.526</text:p>
          </table:table-cell>
          <table:table-cell office:value-type="float" office:value="321.382" calcext:value-type="float">
            <text:p>321.382</text:p>
          </table:table-cell>
          <table:table-cell table:formula="of:=MAX([.B23];[.C23];[.D23];[.E23];[.F23];[.G23];[.H23];[.I23];[.J23])" office:value-type="float" office:value="341.891" calcext:value-type="float">
            <text:p/>
          </table:table-cell>
          <table:table-cell table:formula="of:=AVERAGE([.B23:.J23])" office:value-type="float" office:value="323.466111111111" calcext:value-type="float">
            <text:p/>
          </table:table-cell>
          <table:table-cell table:formula="of:=MIN([.B23:.K23])" office:value-type="float" office:value="319.902" calcext:value-type="float">
            <text:p/>
          </table:table-cell>
          <table:table-cell table:formula="of:=[.L23]/[.A23]" office:value-type="float" office:value="14.8648260869565" calcext:value-type="float">
            <text:p/>
          </table:table-cell>
          <table:table-cell table:formula="of:=[.M23]/[.A23]" office:value-type="float" office:value="14.0637439613527" calcext:value-type="float">
            <text:p/>
          </table:table-cell>
          <table:table-cell table:formula="of:=[.N23]/[.A23]" office:value-type="float" office:value="13.9087826086957" calcext:value-type="float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54.965" calcext:value-type="float">
            <text:p>354.965</text:p>
          </table:table-cell>
          <table:table-cell office:value-type="float" office:value="335.08" calcext:value-type="float">
            <text:p>335.08</text:p>
          </table:table-cell>
          <table:table-cell office:value-type="float" office:value="335.344" calcext:value-type="float">
            <text:p>335.344</text:p>
          </table:table-cell>
          <table:table-cell office:value-type="float" office:value="333.743" calcext:value-type="float">
            <text:p>333.743</text:p>
          </table:table-cell>
          <table:table-cell office:value-type="float" office:value="335.605" calcext:value-type="float">
            <text:p>335.605</text:p>
          </table:table-cell>
          <table:table-cell office:value-type="float" office:value="335.015" calcext:value-type="float">
            <text:p>335.015</text:p>
          </table:table-cell>
          <table:table-cell office:value-type="float" office:value="335.373" calcext:value-type="float">
            <text:p>335.373</text:p>
          </table:table-cell>
          <table:table-cell office:value-type="float" office:value="334.856" calcext:value-type="float">
            <text:p>334.856</text:p>
          </table:table-cell>
          <table:table-cell office:value-type="float" office:value="335.128" calcext:value-type="float">
            <text:p>335.128</text:p>
          </table:table-cell>
          <table:table-cell office:value-type="float" office:value="335.521" calcext:value-type="float">
            <text:p>335.521</text:p>
          </table:table-cell>
          <table:table-cell table:formula="of:=MAX([.B24];[.C24];[.D24];[.E24];[.F24];[.G24];[.H24];[.I24];[.J24])" office:value-type="float" office:value="354.965" calcext:value-type="float">
            <text:p/>
          </table:table-cell>
          <table:table-cell table:formula="of:=AVERAGE([.B24:.J24])" office:value-type="float" office:value="337.234333333333" calcext:value-type="float">
            <text:p/>
          </table:table-cell>
          <table:table-cell table:formula="of:=MIN([.B24:.K24])" office:value-type="float" office:value="333.743" calcext:value-type="float">
            <text:p/>
          </table:table-cell>
          <table:table-cell table:formula="of:=[.L24]/[.A24]" office:value-type="float" office:value="14.7902083333333" calcext:value-type="float">
            <text:p/>
          </table:table-cell>
          <table:table-cell table:formula="of:=[.M24]/[.A24]" office:value-type="float" office:value="14.0514305555556" calcext:value-type="float">
            <text:p/>
          </table:table-cell>
          <table:table-cell table:formula="of:=[.N24]/[.A24]" office:value-type="float" office:value="13.9059583333333" calcext:value-type="float">
            <text:p/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69.538" calcext:value-type="float">
            <text:p>369.538</text:p>
          </table:table-cell>
          <table:table-cell office:value-type="float" office:value="350.887" calcext:value-type="float">
            <text:p>350.887</text:p>
          </table:table-cell>
          <table:table-cell office:value-type="float" office:value="347.662" calcext:value-type="float">
            <text:p>347.662</text:p>
          </table:table-cell>
          <table:table-cell office:value-type="float" office:value="348.897" calcext:value-type="float">
            <text:p>348.897</text:p>
          </table:table-cell>
          <table:table-cell office:value-type="float" office:value="348.617" calcext:value-type="float">
            <text:p>348.617</text:p>
          </table:table-cell>
          <table:table-cell office:value-type="float" office:value="348.728" calcext:value-type="float">
            <text:p>348.728</text:p>
          </table:table-cell>
          <table:table-cell office:value-type="float" office:value="348.032" calcext:value-type="float">
            <text:p>348.032</text:p>
          </table:table-cell>
          <table:table-cell office:value-type="float" office:value="349.589" calcext:value-type="float">
            <text:p>349.589</text:p>
          </table:table-cell>
          <table:table-cell office:value-type="float" office:value="348.528" calcext:value-type="float">
            <text:p>348.528</text:p>
          </table:table-cell>
          <table:table-cell office:value-type="float" office:value="348.301" calcext:value-type="float">
            <text:p>348.301</text:p>
          </table:table-cell>
          <table:table-cell table:formula="of:=MAX([.B25];[.C25];[.D25];[.E25];[.F25];[.G25];[.H25];[.I25];[.J25])" office:value-type="float" office:value="369.538" calcext:value-type="float">
            <text:p/>
          </table:table-cell>
          <table:table-cell table:formula="of:=AVERAGE([.B25:.J25])" office:value-type="float" office:value="351.164222222222" calcext:value-type="float">
            <text:p/>
          </table:table-cell>
          <table:table-cell table:formula="of:=MIN([.B25:.K25])" office:value-type="float" office:value="347.662" calcext:value-type="float">
            <text:p/>
          </table:table-cell>
          <table:table-cell table:formula="of:=[.L25]/[.A25]" office:value-type="float" office:value="14.78152" calcext:value-type="float">
            <text:p/>
          </table:table-cell>
          <table:table-cell table:formula="of:=[.M25]/[.A25]" office:value-type="float" office:value="14.0465688888889" calcext:value-type="float">
            <text:p/>
          </table:table-cell>
          <table:table-cell table:formula="of:=[.N25]/[.A25]" office:value-type="float" office:value="13.90648" calcext:value-type="float">
            <text:p/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86.228" calcext:value-type="float">
            <text:p>386.228</text:p>
          </table:table-cell>
          <table:table-cell office:value-type="float" office:value="367.283" calcext:value-type="float">
            <text:p>367.283</text:p>
          </table:table-cell>
          <table:table-cell office:value-type="float" office:value="364.91" calcext:value-type="float">
            <text:p>364.91</text:p>
          </table:table-cell>
          <table:table-cell office:value-type="float" office:value="365.448" calcext:value-type="float">
            <text:p>365.448</text:p>
          </table:table-cell>
          <table:table-cell office:value-type="float" office:value="367.177" calcext:value-type="float">
            <text:p>367.177</text:p>
          </table:table-cell>
          <table:table-cell office:value-type="float" office:value="365.65" calcext:value-type="float">
            <text:p>365.65</text:p>
          </table:table-cell>
          <table:table-cell office:value-type="float" office:value="365.318" calcext:value-type="float">
            <text:p>365.318</text:p>
          </table:table-cell>
          <table:table-cell office:value-type="float" office:value="364.527" calcext:value-type="float">
            <text:p>364.527</text:p>
          </table:table-cell>
          <table:table-cell office:value-type="float" office:value="365.553" calcext:value-type="float">
            <text:p>365.553</text:p>
          </table:table-cell>
          <table:table-cell office:value-type="float" office:value="365.255" calcext:value-type="float">
            <text:p>365.255</text:p>
          </table:table-cell>
          <table:table-cell table:formula="of:=MAX([.B26];[.C26];[.D26];[.E26];[.F26];[.G26];[.H26];[.I26];[.J26])" office:value-type="float" office:value="386.228" calcext:value-type="float">
            <text:p/>
          </table:table-cell>
          <table:table-cell table:formula="of:=AVERAGE([.B26:.J26])" office:value-type="float" office:value="368.010444444444" calcext:value-type="float">
            <text:p/>
          </table:table-cell>
          <table:table-cell table:formula="of:=MIN([.B26:.K26])" office:value-type="float" office:value="364.527" calcext:value-type="float">
            <text:p/>
          </table:table-cell>
          <table:table-cell table:formula="of:=[.L26]/[.A26]" office:value-type="float" office:value="14.8549230769231" calcext:value-type="float">
            <text:p/>
          </table:table-cell>
          <table:table-cell table:formula="of:=[.M26]/[.A26]" office:value-type="float" office:value="14.1542478632479" calcext:value-type="float">
            <text:p/>
          </table:table-cell>
          <table:table-cell table:formula="of:=[.N26]/[.A26]" office:value-type="float" office:value="14.0202692307692" calcext:value-type="float">
            <text:p/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98.8" calcext:value-type="float">
            <text:p>398.8</text:p>
          </table:table-cell>
          <table:table-cell office:value-type="float" office:value="377.232" calcext:value-type="float">
            <text:p>377.232</text:p>
          </table:table-cell>
          <table:table-cell office:value-type="float" office:value="375.637" calcext:value-type="float">
            <text:p>375.637</text:p>
          </table:table-cell>
          <table:table-cell office:value-type="float" office:value="376.97" calcext:value-type="float">
            <text:p>376.97</text:p>
          </table:table-cell>
          <table:table-cell office:value-type="float" office:value="376.897" calcext:value-type="float">
            <text:p>376.897</text:p>
          </table:table-cell>
          <table:table-cell office:value-type="float" office:value="376.865" calcext:value-type="float">
            <text:p>376.865</text:p>
          </table:table-cell>
          <table:table-cell office:value-type="float" office:value="375.649" calcext:value-type="float">
            <text:p>375.649</text:p>
          </table:table-cell>
          <table:table-cell office:value-type="float" office:value="376.935" calcext:value-type="float">
            <text:p>376.935</text:p>
          </table:table-cell>
          <table:table-cell office:value-type="float" office:value="378.043" calcext:value-type="float">
            <text:p>378.043</text:p>
          </table:table-cell>
          <table:table-cell office:value-type="float" office:value="378.193" calcext:value-type="float">
            <text:p>378.193</text:p>
          </table:table-cell>
          <table:table-cell table:formula="of:=MAX([.B27];[.C27];[.D27];[.E27];[.F27];[.G27];[.H27];[.I27];[.J27])" office:value-type="float" office:value="398.8" calcext:value-type="float">
            <text:p/>
          </table:table-cell>
          <table:table-cell table:formula="of:=AVERAGE([.B27:.J27])" office:value-type="float" office:value="379.225333333333" calcext:value-type="float">
            <text:p/>
          </table:table-cell>
          <table:table-cell table:formula="of:=MIN([.B27:.K27])" office:value-type="float" office:value="375.637" calcext:value-type="float">
            <text:p/>
          </table:table-cell>
          <table:table-cell table:formula="of:=[.L27]/[.A27]" office:value-type="float" office:value="14.7703703703704" calcext:value-type="float">
            <text:p/>
          </table:table-cell>
          <table:table-cell table:formula="of:=[.M27]/[.A27]" office:value-type="float" office:value="14.0453827160494" calcext:value-type="float">
            <text:p/>
          </table:table-cell>
          <table:table-cell table:formula="of:=[.N27]/[.A27]" office:value-type="float" office:value="13.9124814814815" calcext:value-type="float">
            <text:p/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14.204" calcext:value-type="float">
            <text:p>414.204</text:p>
          </table:table-cell>
          <table:table-cell office:value-type="float" office:value="391.825" calcext:value-type="float">
            <text:p>391.825</text:p>
          </table:table-cell>
          <table:table-cell office:value-type="float" office:value="390.018" calcext:value-type="float">
            <text:p>390.018</text:p>
          </table:table-cell>
          <table:table-cell office:value-type="float" office:value="390.947" calcext:value-type="float">
            <text:p>390.947</text:p>
          </table:table-cell>
          <table:table-cell office:value-type="float" office:value="390.866" calcext:value-type="float">
            <text:p>390.866</text:p>
          </table:table-cell>
          <table:table-cell office:value-type="float" office:value="390.211" calcext:value-type="float">
            <text:p>390.211</text:p>
          </table:table-cell>
          <table:table-cell office:value-type="float" office:value="390.897" calcext:value-type="float">
            <text:p>390.897</text:p>
          </table:table-cell>
          <table:table-cell office:value-type="float" office:value="389.95" calcext:value-type="float">
            <text:p>389.95</text:p>
          </table:table-cell>
          <table:table-cell office:value-type="float" office:value="390.17" calcext:value-type="float">
            <text:p>390.17</text:p>
          </table:table-cell>
          <table:table-cell office:value-type="float" office:value="390.626" calcext:value-type="float">
            <text:p>390.626</text:p>
          </table:table-cell>
          <table:table-cell table:formula="of:=MAX([.B28];[.C28];[.D28];[.E28];[.F28];[.G28];[.H28];[.I28];[.J28])" office:value-type="float" office:value="414.204" calcext:value-type="float">
            <text:p/>
          </table:table-cell>
          <table:table-cell table:formula="of:=AVERAGE([.B28:.J28])" office:value-type="float" office:value="393.232" calcext:value-type="float">
            <text:p/>
          </table:table-cell>
          <table:table-cell table:formula="of:=MIN([.B28:.K28])" office:value-type="float" office:value="389.95" calcext:value-type="float">
            <text:p/>
          </table:table-cell>
          <table:table-cell table:formula="of:=[.L28]/[.A28]" office:value-type="float" office:value="14.793" calcext:value-type="float">
            <text:p/>
          </table:table-cell>
          <table:table-cell table:formula="of:=[.M28]/[.A28]" office:value-type="float" office:value="14.044" calcext:value-type="float">
            <text:p/>
          </table:table-cell>
          <table:table-cell table:formula="of:=[.N28]/[.A28]" office:value-type="float" office:value="13.9267857142857" calcext:value-type="float">
            <text:p/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0.101" calcext:value-type="float">
            <text:p>430.101</text:p>
          </table:table-cell>
          <table:table-cell office:value-type="float" office:value="406.781" calcext:value-type="float">
            <text:p>406.781</text:p>
          </table:table-cell>
          <table:table-cell office:value-type="float" office:value="408.774" calcext:value-type="float">
            <text:p>408.774</text:p>
          </table:table-cell>
          <table:table-cell office:value-type="float" office:value="408.966" calcext:value-type="float">
            <text:p>408.966</text:p>
          </table:table-cell>
          <table:table-cell office:value-type="float" office:value="407.114" calcext:value-type="float">
            <text:p>407.114</text:p>
          </table:table-cell>
          <table:table-cell office:value-type="float" office:value="406.565" calcext:value-type="float">
            <text:p>406.565</text:p>
          </table:table-cell>
          <table:table-cell office:value-type="float" office:value="406.749" calcext:value-type="float">
            <text:p>406.749</text:p>
          </table:table-cell>
          <table:table-cell office:value-type="float" office:value="406.003" calcext:value-type="float">
            <text:p>406.003</text:p>
          </table:table-cell>
          <table:table-cell office:value-type="float" office:value="406.301" calcext:value-type="float">
            <text:p>406.301</text:p>
          </table:table-cell>
          <table:table-cell office:value-type="float" office:value="407.084" calcext:value-type="float">
            <text:p>407.084</text:p>
          </table:table-cell>
          <table:table-cell table:formula="of:=MAX([.B29];[.C29];[.D29];[.E29];[.F29];[.G29];[.H29];[.I29];[.J29])" office:value-type="float" office:value="430.101" calcext:value-type="float">
            <text:p/>
          </table:table-cell>
          <table:table-cell table:formula="of:=AVERAGE([.B29:.J29])" office:value-type="float" office:value="409.706" calcext:value-type="float">
            <text:p/>
          </table:table-cell>
          <table:table-cell table:formula="of:=MIN([.B29:.K29])" office:value-type="float" office:value="406.003" calcext:value-type="float">
            <text:p/>
          </table:table-cell>
          <table:table-cell table:formula="of:=[.L29]/[.A29]" office:value-type="float" office:value="14.8310689655172" calcext:value-type="float">
            <text:p/>
          </table:table-cell>
          <table:table-cell table:formula="of:=[.M29]/[.A29]" office:value-type="float" office:value="14.1277931034483" calcext:value-type="float">
            <text:p/>
          </table:table-cell>
          <table:table-cell table:formula="of:=[.N29]/[.A29]" office:value-type="float" office:value="14.0001034482759" calcext:value-type="float">
            <text:p/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44.232" calcext:value-type="float">
            <text:p>444.232</text:p>
          </table:table-cell>
          <table:table-cell office:value-type="float" office:value="419.256" calcext:value-type="float">
            <text:p>419.256</text:p>
          </table:table-cell>
          <table:table-cell office:value-type="float" office:value="418.36" calcext:value-type="float">
            <text:p>418.36</text:p>
          </table:table-cell>
          <table:table-cell office:value-type="float" office:value="418.624" calcext:value-type="float">
            <text:p>418.624</text:p>
          </table:table-cell>
          <table:table-cell office:value-type="float" office:value="418.522" calcext:value-type="float">
            <text:p>418.522</text:p>
          </table:table-cell>
          <table:table-cell office:value-type="float" office:value="418.102" calcext:value-type="float">
            <text:p>418.102</text:p>
          </table:table-cell>
          <table:table-cell office:value-type="float" office:value="417.854" calcext:value-type="float">
            <text:p>417.854</text:p>
          </table:table-cell>
          <table:table-cell office:value-type="float" office:value="419.591" calcext:value-type="float">
            <text:p>419.591</text:p>
          </table:table-cell>
          <table:table-cell office:value-type="float" office:value="417.694" calcext:value-type="float">
            <text:p>417.694</text:p>
          </table:table-cell>
          <table:table-cell office:value-type="float" office:value="418.014" calcext:value-type="float">
            <text:p>418.014</text:p>
          </table:table-cell>
          <table:table-cell table:formula="of:=MAX([.B30];[.C30];[.D30];[.E30];[.F30];[.G30];[.H30];[.I30];[.J30])" office:value-type="float" office:value="444.232" calcext:value-type="float">
            <text:p/>
          </table:table-cell>
          <table:table-cell table:formula="of:=AVERAGE([.B30:.J30])" office:value-type="float" office:value="421.359444444444" calcext:value-type="float">
            <text:p/>
          </table:table-cell>
          <table:table-cell table:formula="of:=MIN([.B30:.K30])" office:value-type="float" office:value="417.694" calcext:value-type="float">
            <text:p/>
          </table:table-cell>
          <table:table-cell table:formula="of:=[.L30]/[.A30]" office:value-type="float" office:value="14.8077333333333" calcext:value-type="float">
            <text:p/>
          </table:table-cell>
          <table:table-cell table:formula="of:=[.M30]/[.A30]" office:value-type="float" office:value="14.0453148148148" calcext:value-type="float">
            <text:p/>
          </table:table-cell>
          <table:table-cell table:formula="of:=[.N30]/[.A30]" office:value-type="float" office:value="13.9231333333333" calcext:value-type="float">
            <text:p/>
          </table:table-cell>
        </table:table-row>
      </table:table>
      <table:table table:name="Conjunto R" table:style-name="ta1">
        <table:shapes>
          <draw:frame draw:z-index="0" draw:style-name="gr1" draw:text-style-name="P1" svg:width="6.2988in" svg:height="3.5429in" svg:x="7.4866in" svg:y="5.5295in">
            <draw:object draw:notify-on-update-of-ranges="'Conjunto R'.A1:'Conjunto R'.A30 'Conjunto R'.M1:'Conjunto R'.M3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6.298in" svg:height="3.5449in" svg:x="14.0161in" svg:y="5.6681in">
            <draw:object draw:notify-on-update-of-ranges="'Conjunto R'.A1:'Conjunto R'.A30 'Conjunto R'.N1:'Conjunto R'.N3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6.298in" svg:height="3.5449in" svg:x="0.6287in" svg:y="5.5634in">
            <draw:object draw:notify-on-update-of-ranges="'Conjunto R'.A1:'Conjunto R'.A30 'Conjunto R'.L1:'Conjunto R'.L30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10" table:default-cell-style-name="ce1"/>
        <table:table-column table:style-name="co1" table:number-columns-repeated="3" table:default-cell-style-name="ce2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61" calcext:value-type="float">
            <text:p>1.61</text:p>
          </table:table-cell>
          <table:table-cell office:value-type="float" office:value="1.611" calcext:value-type="float">
            <text:p>1.611</text:p>
          </table:table-cell>
          <table:table-cell office:value-type="float" office:value="1.622" calcext:value-type="float">
            <text:p>1.622</text:p>
          </table:table-cell>
          <table:table-cell office:value-type="float" office:value="1.617" calcext:value-type="float">
            <text:p>1.617</text:p>
          </table:table-cell>
          <table:table-cell office:value-type="float" office:value="1.621" calcext:value-type="float">
            <text:p>1.621</text:p>
          </table:table-cell>
          <table:table-cell office:value-type="float" office:value="1.616" calcext:value-type="float">
            <text:p>1.616</text:p>
          </table:table-cell>
          <table:table-cell office:value-type="float" office:value="1.611" calcext:value-type="float">
            <text:p>1.611</text:p>
          </table:table-cell>
          <table:table-cell office:value-type="float" office:value="1.618" calcext:value-type="float">
            <text:p>1.618</text:p>
          </table:table-cell>
          <table:table-cell office:value-type="float" office:value="1.612" calcext:value-type="float">
            <text:p>1.612</text:p>
          </table:table-cell>
          <table:table-cell office:value-type="float" office:value="1.621" calcext:value-type="float">
            <text:p>1.621</text:p>
          </table:table-cell>
          <table:table-cell table:formula="of:=MAX([.B1];[.C1];[.D1];[.E1];[.F1];[.G1];[.H1];[.I1];[.J1])" office:value-type="float" office:value="1.622" calcext:value-type="float">
            <text:p/>
          </table:table-cell>
          <table:table-cell table:formula="of:=AVERAGE([.B1:.J1])" office:value-type="float" office:value="1.61533333333333" calcext:value-type="float">
            <text:p/>
          </table:table-cell>
          <table:table-cell table:formula="of:=MIN([.B1:.K1])" office:value-type="float" office:value="1.61" calcext:value-type="float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004" calcext:value-type="float">
            <text:p>3.004</text:p>
          </table:table-cell>
          <table:table-cell office:value-type="float" office:value="3.008" calcext:value-type="float">
            <text:p>3.008</text:p>
          </table:table-cell>
          <table:table-cell office:value-type="float" office:value="3.011" calcext:value-type="float">
            <text:p>3.011</text:p>
          </table:table-cell>
          <table:table-cell office:value-type="float" office:value="2.999" calcext:value-type="float">
            <text:p>2.999</text:p>
          </table:table-cell>
          <table:table-cell office:value-type="float" office:value="3" calcext:value-type="float">
            <text:p>3</text:p>
          </table:table-cell>
          <table:table-cell office:value-type="float" office:value="2.999" calcext:value-type="float">
            <text:p>2.999</text:p>
          </table:table-cell>
          <table:table-cell office:value-type="float" office:value="3.014" calcext:value-type="float">
            <text:p>3.014</text:p>
          </table:table-cell>
          <table:table-cell office:value-type="float" office:value="2.994" calcext:value-type="float">
            <text:p>2.994</text:p>
          </table:table-cell>
          <table:table-cell office:value-type="float" office:value="3.005" calcext:value-type="float">
            <text:p>3.005</text:p>
          </table:table-cell>
          <table:table-cell office:value-type="float" office:value="2.999" calcext:value-type="float">
            <text:p>2.999</text:p>
          </table:table-cell>
          <table:table-cell table:formula="of:=MAX([.B2];[.C2];[.D2];[.E2];[.F2];[.G2];[.H2];[.I2];[.J2])" office:value-type="float" office:value="3.014" calcext:value-type="float">
            <text:p/>
          </table:table-cell>
          <table:table-cell table:formula="of:=AVERAGE([.B2:.J2])" office:value-type="float" office:value="3.00377777777778" calcext:value-type="float">
            <text:p/>
          </table:table-cell>
          <table:table-cell table:formula="of:=MIN([.B2:.K2])" office:value-type="float" office:value="2.994" calcext:value-type="float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.051" calcext:value-type="float">
            <text:p>7.051</text:p>
          </table:table-cell>
          <table:table-cell office:value-type="float" office:value="7.076" calcext:value-type="float">
            <text:p>7.076</text:p>
          </table:table-cell>
          <table:table-cell office:value-type="float" office:value="7.108" calcext:value-type="float">
            <text:p>7.108</text:p>
          </table:table-cell>
          <table:table-cell office:value-type="float" office:value="7.067" calcext:value-type="float">
            <text:p>7.067</text:p>
          </table:table-cell>
          <table:table-cell office:value-type="float" office:value="7.08" calcext:value-type="float">
            <text:p>7.08</text:p>
          </table:table-cell>
          <table:table-cell office:value-type="float" office:value="7.087" calcext:value-type="float">
            <text:p>7.087</text:p>
          </table:table-cell>
          <table:table-cell office:value-type="float" office:value="7.053" calcext:value-type="float">
            <text:p>7.053</text:p>
          </table:table-cell>
          <table:table-cell office:value-type="float" office:value="7" calcext:value-type="float">
            <text:p>7</text:p>
          </table:table-cell>
          <table:table-cell office:value-type="float" office:value="7.225" calcext:value-type="float">
            <text:p>7.225</text:p>
          </table:table-cell>
          <table:table-cell office:value-type="float" office:value="7.115" calcext:value-type="float">
            <text:p>7.115</text:p>
          </table:table-cell>
          <table:table-cell table:formula="of:=MAX([.B3];[.C3];[.D3];[.E3];[.F3];[.G3];[.H3];[.I3];[.J3])" office:value-type="float" office:value="7.225" calcext:value-type="float">
            <text:p/>
          </table:table-cell>
          <table:table-cell table:formula="of:=AVERAGE([.B3:.J3])" office:value-type="float" office:value="7.083" calcext:value-type="float">
            <text:p/>
          </table:table-cell>
          <table:table-cell table:formula="of:=MIN([.B3:.K3])" office:value-type="float" office:value="7" calcext:value-type="float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7" calcext:value-type="float">
            <text:p>3.7</text:p>
          </table:table-cell>
          <table:table-cell office:value-type="float" office:value="3.574" calcext:value-type="float">
            <text:p>3.574</text:p>
          </table:table-cell>
          <table:table-cell office:value-type="float" office:value="3.704" calcext:value-type="float">
            <text:p>3.704</text:p>
          </table:table-cell>
          <table:table-cell office:value-type="float" office:value="3.62" calcext:value-type="float">
            <text:p>3.62</text:p>
          </table:table-cell>
          <table:table-cell office:value-type="float" office:value="3.577" calcext:value-type="float">
            <text:p>3.577</text:p>
          </table:table-cell>
          <table:table-cell office:value-type="float" office:value="3.69" calcext:value-type="float">
            <text:p>3.69</text:p>
          </table:table-cell>
          <table:table-cell office:value-type="float" office:value="3.851" calcext:value-type="float">
            <text:p>3.851</text:p>
          </table:table-cell>
          <table:table-cell office:value-type="float" office:value="3.774" calcext:value-type="float">
            <text:p>3.774</text:p>
          </table:table-cell>
          <table:table-cell office:value-type="float" office:value="3.797" calcext:value-type="float">
            <text:p>3.797</text:p>
          </table:table-cell>
          <table:table-cell office:value-type="float" office:value="3.567" calcext:value-type="float">
            <text:p>3.567</text:p>
          </table:table-cell>
          <table:table-cell table:formula="of:=MAX([.B4];[.C4];[.D4];[.E4];[.F4];[.G4];[.H4];[.I4];[.J4])" office:value-type="float" office:value="3.851" calcext:value-type="float">
            <text:p/>
          </table:table-cell>
          <table:table-cell table:formula="of:=AVERAGE([.B4:.J4])" office:value-type="float" office:value="3.69855555555556" calcext:value-type="float">
            <text:p/>
          </table:table-cell>
          <table:table-cell table:formula="of:=MIN([.B4:.K4])" office:value-type="float" office:value="3.567" calcext:value-type="float">
            <text:p/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68" calcext:value-type="float">
            <text:p>0.368</text:p>
          </table:table-cell>
          <table:table-cell office:value-type="float" office:value="0.36" calcext:value-type="float">
            <text:p>0.36</text:p>
          </table:table-cell>
          <table:table-cell office:value-type="float" office:value="0.368" calcext:value-type="float">
            <text:p>0.368</text:p>
          </table:table-cell>
          <table:table-cell office:value-type="float" office:value="0.371" calcext:value-type="float">
            <text:p>0.371</text:p>
          </table:table-cell>
          <table:table-cell office:value-type="float" office:value="0.359" calcext:value-type="float">
            <text:p>0.359</text:p>
          </table:table-cell>
          <table:table-cell office:value-type="float" office:value="0.358" calcext:value-type="float">
            <text:p>0.358</text:p>
          </table:table-cell>
          <table:table-cell table:number-columns-repeated="4" office:value-type="float" office:value="0.359" calcext:value-type="float">
            <text:p>0.359</text:p>
          </table:table-cell>
          <table:table-cell table:formula="of:=MAX([.B5];[.C5];[.D5];[.E5];[.F5];[.G5];[.H5];[.I5];[.J5])" office:value-type="float" office:value="0.371" calcext:value-type="float">
            <text:p/>
          </table:table-cell>
          <table:table-cell table:formula="of:=AVERAGE([.B5:.J5])" office:value-type="float" office:value="0.362333333333333" calcext:value-type="float">
            <text:p/>
          </table:table-cell>
          <table:table-cell table:formula="of:=MIN([.B5:.K5])" office:value-type="float" office:value="0.358" calcext:value-type="float">
            <text:p/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127" calcext:value-type="float">
            <text:p>6.127</text:p>
          </table:table-cell>
          <table:table-cell office:value-type="float" office:value="6.137" calcext:value-type="float">
            <text:p>6.137</text:p>
          </table:table-cell>
          <table:table-cell office:value-type="float" office:value="6.081" calcext:value-type="float">
            <text:p>6.081</text:p>
          </table:table-cell>
          <table:table-cell office:value-type="float" office:value="6.05" calcext:value-type="float">
            <text:p>6.05</text:p>
          </table:table-cell>
          <table:table-cell office:value-type="float" office:value="6.169" calcext:value-type="float">
            <text:p>6.169</text:p>
          </table:table-cell>
          <table:table-cell office:value-type="float" office:value="6.037" calcext:value-type="float">
            <text:p>6.037</text:p>
          </table:table-cell>
          <table:table-cell office:value-type="float" office:value="6.058" calcext:value-type="float">
            <text:p>6.058</text:p>
          </table:table-cell>
          <table:table-cell office:value-type="float" office:value="6.054" calcext:value-type="float">
            <text:p>6.054</text:p>
          </table:table-cell>
          <table:table-cell office:value-type="float" office:value="6.064" calcext:value-type="float">
            <text:p>6.064</text:p>
          </table:table-cell>
          <table:table-cell office:value-type="float" office:value="6.043" calcext:value-type="float">
            <text:p>6.043</text:p>
          </table:table-cell>
          <table:table-cell table:formula="of:=MAX([.B6];[.C6];[.D6];[.E6];[.F6];[.G6];[.H6];[.I6];[.J6])" office:value-type="float" office:value="6.169" calcext:value-type="float">
            <text:p/>
          </table:table-cell>
          <table:table-cell table:formula="of:=AVERAGE([.B6:.J6])" office:value-type="float" office:value="6.08633333333333" calcext:value-type="float">
            <text:p/>
          </table:table-cell>
          <table:table-cell table:formula="of:=MIN([.B6:.K6])" office:value-type="float" office:value="6.037" calcext:value-type="float">
            <text:p/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.407" calcext:value-type="float">
            <text:p>9.407</text:p>
          </table:table-cell>
          <table:table-cell office:value-type="float" office:value="9.393" calcext:value-type="float">
            <text:p>9.393</text:p>
          </table:table-cell>
          <table:table-cell office:value-type="float" office:value="9.423" calcext:value-type="float">
            <text:p>9.423</text:p>
          </table:table-cell>
          <table:table-cell office:value-type="float" office:value="9.385" calcext:value-type="float">
            <text:p>9.385</text:p>
          </table:table-cell>
          <table:table-cell office:value-type="float" office:value="9.389" calcext:value-type="float">
            <text:p>9.389</text:p>
          </table:table-cell>
          <table:table-cell office:value-type="float" office:value="9.667" calcext:value-type="float">
            <text:p>9.667</text:p>
          </table:table-cell>
          <table:table-cell office:value-type="float" office:value="9.404" calcext:value-type="float">
            <text:p>9.404</text:p>
          </table:table-cell>
          <table:table-cell office:value-type="float" office:value="9.403" calcext:value-type="float">
            <text:p>9.403</text:p>
          </table:table-cell>
          <table:table-cell office:value-type="float" office:value="9.397" calcext:value-type="float">
            <text:p>9.397</text:p>
          </table:table-cell>
          <table:table-cell office:value-type="float" office:value="9.394" calcext:value-type="float">
            <text:p>9.394</text:p>
          </table:table-cell>
          <table:table-cell table:formula="of:=MAX([.B7];[.C7];[.D7];[.E7];[.F7];[.G7];[.H7];[.I7];[.J7])" office:value-type="float" office:value="9.667" calcext:value-type="float">
            <text:p/>
          </table:table-cell>
          <table:table-cell table:formula="of:=AVERAGE([.B7:.J7])" office:value-type="float" office:value="9.42977777777778" calcext:value-type="float">
            <text:p/>
          </table:table-cell>
          <table:table-cell table:formula="of:=MIN([.B7:.K7])" office:value-type="float" office:value="9.385" calcext:value-type="float">
            <text:p/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307" calcext:value-type="float">
            <text:p>6.307</text:p>
          </table:table-cell>
          <table:table-cell office:value-type="float" office:value="6.039" calcext:value-type="float">
            <text:p>6.039</text:p>
          </table:table-cell>
          <table:table-cell office:value-type="float" office:value="6.011" calcext:value-type="float">
            <text:p>6.011</text:p>
          </table:table-cell>
          <table:table-cell office:value-type="float" office:value="5.988" calcext:value-type="float">
            <text:p>5.988</text:p>
          </table:table-cell>
          <table:table-cell office:value-type="float" office:value="5.991" calcext:value-type="float">
            <text:p>5.991</text:p>
          </table:table-cell>
          <table:table-cell office:value-type="float" office:value="5.989" calcext:value-type="float">
            <text:p>5.989</text:p>
          </table:table-cell>
          <table:table-cell office:value-type="float" office:value="5.991" calcext:value-type="float">
            <text:p>5.991</text:p>
          </table:table-cell>
          <table:table-cell office:value-type="float" office:value="5.994" calcext:value-type="float">
            <text:p>5.994</text:p>
          </table:table-cell>
          <table:table-cell office:value-type="float" office:value="5.987" calcext:value-type="float">
            <text:p>5.987</text:p>
          </table:table-cell>
          <table:table-cell office:value-type="float" office:value="5.995" calcext:value-type="float">
            <text:p>5.995</text:p>
          </table:table-cell>
          <table:table-cell table:formula="of:=MAX([.B8];[.C8];[.D8];[.E8];[.F8];[.G8];[.H8];[.I8];[.J8])" office:value-type="float" office:value="6.307" calcext:value-type="float">
            <text:p/>
          </table:table-cell>
          <table:table-cell table:formula="of:=AVERAGE([.B8:.J8])" office:value-type="float" office:value="6.033" calcext:value-type="float">
            <text:p/>
          </table:table-cell>
          <table:table-cell table:formula="of:=MIN([.B8:.K8])" office:value-type="float" office:value="5.987" calcext:value-type="float">
            <text:p/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.036" calcext:value-type="float">
            <text:p>6.036</text:p>
          </table:table-cell>
          <table:table-cell office:value-type="float" office:value="6.102" calcext:value-type="float">
            <text:p>6.102</text:p>
          </table:table-cell>
          <table:table-cell office:value-type="float" office:value="6.237" calcext:value-type="float">
            <text:p>6.237</text:p>
          </table:table-cell>
          <table:table-cell office:value-type="float" office:value="6.099" calcext:value-type="float">
            <text:p>6.099</text:p>
          </table:table-cell>
          <table:table-cell office:value-type="float" office:value="6.102" calcext:value-type="float">
            <text:p>6.102</text:p>
          </table:table-cell>
          <table:table-cell office:value-type="float" office:value="6.308" calcext:value-type="float">
            <text:p>6.308</text:p>
          </table:table-cell>
          <table:table-cell office:value-type="float" office:value="6.096" calcext:value-type="float">
            <text:p>6.096</text:p>
          </table:table-cell>
          <table:table-cell office:value-type="float" office:value="6.093" calcext:value-type="float">
            <text:p>6.093</text:p>
          </table:table-cell>
          <table:table-cell office:value-type="float" office:value="6.096" calcext:value-type="float">
            <text:p>6.096</text:p>
          </table:table-cell>
          <table:table-cell office:value-type="float" office:value="6.302" calcext:value-type="float">
            <text:p>6.302</text:p>
          </table:table-cell>
          <table:table-cell table:formula="of:=MAX([.B9];[.C9];[.D9];[.E9];[.F9];[.G9];[.H9];[.I9];[.J9])" office:value-type="float" office:value="6.308" calcext:value-type="float">
            <text:p/>
          </table:table-cell>
          <table:table-cell table:formula="of:=AVERAGE([.B9:.J9])" office:value-type="float" office:value="6.12988888888889" calcext:value-type="float">
            <text:p/>
          </table:table-cell>
          <table:table-cell table:formula="of:=MIN([.B9:.K9])" office:value-type="float" office:value="6.036" calcext:value-type="float">
            <text:p/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191" calcext:value-type="float">
            <text:p>5.191</text:p>
          </table:table-cell>
          <table:table-cell office:value-type="float" office:value="5.196" calcext:value-type="float">
            <text:p>5.196</text:p>
          </table:table-cell>
          <table:table-cell office:value-type="float" office:value="5.214" calcext:value-type="float">
            <text:p>5.214</text:p>
          </table:table-cell>
          <table:table-cell office:value-type="float" office:value="5.188" calcext:value-type="float">
            <text:p>5.188</text:p>
          </table:table-cell>
          <table:table-cell office:value-type="float" office:value="5.19" calcext:value-type="float">
            <text:p>5.19</text:p>
          </table:table-cell>
          <table:table-cell office:value-type="float" office:value="5.189" calcext:value-type="float">
            <text:p>5.189</text:p>
          </table:table-cell>
          <table:table-cell office:value-type="float" office:value="5.194" calcext:value-type="float">
            <text:p>5.194</text:p>
          </table:table-cell>
          <table:table-cell office:value-type="float" office:value="5.188" calcext:value-type="float">
            <text:p>5.188</text:p>
          </table:table-cell>
          <table:table-cell office:value-type="float" office:value="5.193" calcext:value-type="float">
            <text:p>5.193</text:p>
          </table:table-cell>
          <table:table-cell office:value-type="float" office:value="5.194" calcext:value-type="float">
            <text:p>5.194</text:p>
          </table:table-cell>
          <table:table-cell table:formula="of:=MAX([.B10];[.C10];[.D10];[.E10];[.F10];[.G10];[.H10];[.I10];[.J10])" office:value-type="float" office:value="5.214" calcext:value-type="float">
            <text:p/>
          </table:table-cell>
          <table:table-cell table:formula="of:=AVERAGE([.B10:.J10])" office:value-type="float" office:value="5.19366666666667" calcext:value-type="float">
            <text:p/>
          </table:table-cell>
          <table:table-cell table:formula="of:=MIN([.B10:.K10])" office:value-type="float" office:value="5.188" calcext:value-type="float">
            <text:p/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553" calcext:value-type="float">
            <text:p>2.553</text:p>
          </table:table-cell>
          <table:table-cell office:value-type="float" office:value="2.561" calcext:value-type="float">
            <text:p>2.561</text:p>
          </table:table-cell>
          <table:table-cell office:value-type="float" office:value="2.571" calcext:value-type="float">
            <text:p>2.571</text:p>
          </table:table-cell>
          <table:table-cell office:value-type="float" office:value="2.562" calcext:value-type="float">
            <text:p>2.562</text:p>
          </table:table-cell>
          <table:table-cell office:value-type="float" office:value="2.556" calcext:value-type="float">
            <text:p>2.556</text:p>
          </table:table-cell>
          <table:table-cell office:value-type="float" office:value="2.558" calcext:value-type="float">
            <text:p>2.558</text:p>
          </table:table-cell>
          <table:table-cell office:value-type="float" office:value="2.554" calcext:value-type="float">
            <text:p>2.554</text:p>
          </table:table-cell>
          <table:table-cell office:value-type="float" office:value="2.56" calcext:value-type="float">
            <text:p>2.56</text:p>
          </table:table-cell>
          <table:table-cell office:value-type="float" office:value="2.563" calcext:value-type="float">
            <text:p>2.563</text:p>
          </table:table-cell>
          <table:table-cell office:value-type="float" office:value="2.552" calcext:value-type="float">
            <text:p>2.552</text:p>
          </table:table-cell>
          <table:table-cell table:formula="of:=MAX([.B11];[.C11];[.D11];[.E11];[.F11];[.G11];[.H11];[.I11];[.J11])" office:value-type="float" office:value="2.571" calcext:value-type="float">
            <text:p/>
          </table:table-cell>
          <table:table-cell table:formula="of:=AVERAGE([.B11:.J11])" office:value-type="float" office:value="2.55977777777778" calcext:value-type="float">
            <text:p/>
          </table:table-cell>
          <table:table-cell table:formula="of:=MIN([.B11:.K11])" office:value-type="float" office:value="2.552" calcext:value-type="float">
            <text:p/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.386" calcext:value-type="float">
            <text:p>9.386</text:p>
          </table:table-cell>
          <table:table-cell office:value-type="float" office:value="9.38" calcext:value-type="float">
            <text:p>9.38</text:p>
          </table:table-cell>
          <table:table-cell office:value-type="float" office:value="9.401" calcext:value-type="float">
            <text:p>9.401</text:p>
          </table:table-cell>
          <table:table-cell office:value-type="float" office:value="9.375" calcext:value-type="float">
            <text:p>9.375</text:p>
          </table:table-cell>
          <table:table-cell office:value-type="float" office:value="9.381" calcext:value-type="float">
            <text:p>9.381</text:p>
          </table:table-cell>
          <table:table-cell office:value-type="float" office:value="9.508" calcext:value-type="float">
            <text:p>9.508</text:p>
          </table:table-cell>
          <table:table-cell office:value-type="float" office:value="9.387" calcext:value-type="float">
            <text:p>9.387</text:p>
          </table:table-cell>
          <table:table-cell office:value-type="float" office:value="9.379" calcext:value-type="float">
            <text:p>9.379</text:p>
          </table:table-cell>
          <table:table-cell office:value-type="float" office:value="9.382" calcext:value-type="float">
            <text:p>9.382</text:p>
          </table:table-cell>
          <table:table-cell office:value-type="float" office:value="9.379" calcext:value-type="float">
            <text:p>9.379</text:p>
          </table:table-cell>
          <table:table-cell table:formula="of:=MAX([.B12];[.C12];[.D12];[.E12];[.F12];[.G12];[.H12];[.I12];[.J12])" office:value-type="float" office:value="9.508" calcext:value-type="float">
            <text:p/>
          </table:table-cell>
          <table:table-cell table:formula="of:=AVERAGE([.B12:.J12])" office:value-type="float" office:value="9.39766666666667" calcext:value-type="float">
            <text:p/>
          </table:table-cell>
          <table:table-cell table:formula="of:=MIN([.B12:.K12])" office:value-type="float" office:value="9.375" calcext:value-type="float">
            <text:p/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331" calcext:value-type="float">
            <text:p>3.331</text:p>
          </table:table-cell>
          <table:table-cell office:value-type="float" office:value="3.33" calcext:value-type="float">
            <text:p>3.33</text:p>
          </table:table-cell>
          <table:table-cell office:value-type="float" office:value="3.347" calcext:value-type="float">
            <text:p>3.347</text:p>
          </table:table-cell>
          <table:table-cell office:value-type="float" office:value="3.332" calcext:value-type="float">
            <text:p>3.332</text:p>
          </table:table-cell>
          <table:table-cell office:value-type="float" office:value="3.337" calcext:value-type="float">
            <text:p>3.337</text:p>
          </table:table-cell>
          <table:table-cell office:value-type="float" office:value="3.334" calcext:value-type="float">
            <text:p>3.334</text:p>
          </table:table-cell>
          <table:table-cell office:value-type="float" office:value="3.333" calcext:value-type="float">
            <text:p>3.333</text:p>
          </table:table-cell>
          <table:table-cell office:value-type="float" office:value="3.332" calcext:value-type="float">
            <text:p>3.332</text:p>
          </table:table-cell>
          <table:table-cell office:value-type="float" office:value="3.33" calcext:value-type="float">
            <text:p>3.33</text:p>
          </table:table-cell>
          <table:table-cell office:value-type="float" office:value="3.333" calcext:value-type="float">
            <text:p>3.333</text:p>
          </table:table-cell>
          <table:table-cell table:formula="of:=MAX([.B13];[.C13];[.D13];[.E13];[.F13];[.G13];[.H13];[.I13];[.J13])" office:value-type="float" office:value="3.347" calcext:value-type="float">
            <text:p/>
          </table:table-cell>
          <table:table-cell table:formula="of:=AVERAGE([.B13:.J13])" office:value-type="float" office:value="3.334" calcext:value-type="float">
            <text:p/>
          </table:table-cell>
          <table:table-cell table:formula="of:=MIN([.B13:.K13])" office:value-type="float" office:value="3.33" calcext:value-type="float">
            <text:p/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.736" calcext:value-type="float">
            <text:p>9.736</text:p>
          </table:table-cell>
          <table:table-cell office:value-type="float" office:value="9.782" calcext:value-type="float">
            <text:p>9.782</text:p>
          </table:table-cell>
          <table:table-cell office:value-type="float" office:value="9.753" calcext:value-type="float">
            <text:p>9.753</text:p>
          </table:table-cell>
          <table:table-cell office:value-type="float" office:value="9.738" calcext:value-type="float">
            <text:p>9.738</text:p>
          </table:table-cell>
          <table:table-cell office:value-type="float" office:value="9.723" calcext:value-type="float">
            <text:p>9.723</text:p>
          </table:table-cell>
          <table:table-cell office:value-type="float" office:value="9.744" calcext:value-type="float">
            <text:p>9.744</text:p>
          </table:table-cell>
          <table:table-cell office:value-type="float" office:value="9.752" calcext:value-type="float">
            <text:p>9.752</text:p>
          </table:table-cell>
          <table:table-cell office:value-type="float" office:value="9.743" calcext:value-type="float">
            <text:p>9.743</text:p>
          </table:table-cell>
          <table:table-cell office:value-type="float" office:value="9.75" calcext:value-type="float">
            <text:p>9.75</text:p>
          </table:table-cell>
          <table:table-cell office:value-type="float" office:value="9.73" calcext:value-type="float">
            <text:p>9.73</text:p>
          </table:table-cell>
          <table:table-cell table:formula="of:=MAX([.B14];[.C14];[.D14];[.E14];[.F14];[.G14];[.H14];[.I14];[.J14])" office:value-type="float" office:value="9.782" calcext:value-type="float">
            <text:p/>
          </table:table-cell>
          <table:table-cell table:formula="of:=AVERAGE([.B14:.J14])" office:value-type="float" office:value="9.74677777777778" calcext:value-type="float">
            <text:p/>
          </table:table-cell>
          <table:table-cell table:formula="of:=MIN([.B14:.K14])" office:value-type="float" office:value="9.723" calcext:value-type="float">
            <text:p/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72" calcext:value-type="float">
            <text:p>0.472</text:p>
          </table:table-cell>
          <table:table-cell office:value-type="float" office:value="0.479" calcext:value-type="float">
            <text:p>0.479</text:p>
          </table:table-cell>
          <table:table-cell office:value-type="float" office:value="0.468" calcext:value-type="float">
            <text:p>0.468</text:p>
          </table:table-cell>
          <table:table-cell office:value-type="float" office:value="0.477" calcext:value-type="float">
            <text:p>0.477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0.471" calcext:value-type="float">
            <text:p>0.471</text:p>
          </table:table-cell>
          <table:table-cell office:value-type="float" office:value="0.469" calcext:value-type="float">
            <text:p>0.469</text:p>
          </table:table-cell>
          <table:table-cell office:value-type="float" office:value="0.47" calcext:value-type="float">
            <text:p>0.47</text:p>
          </table:table-cell>
          <table:table-cell office:value-type="float" office:value="0.471" calcext:value-type="float">
            <text:p>0.471</text:p>
          </table:table-cell>
          <table:table-cell table:formula="of:=MAX([.B15];[.C15];[.D15];[.E15];[.F15];[.G15];[.H15];[.I15];[.J15])" office:value-type="float" office:value="0.479" calcext:value-type="float">
            <text:p/>
          </table:table-cell>
          <table:table-cell table:formula="of:=AVERAGE([.B15:.J15])" office:value-type="float" office:value="0.471888888888889" calcext:value-type="float">
            <text:p/>
          </table:table-cell>
          <table:table-cell table:formula="of:=MIN([.B15:.K15])" office:value-type="float" office:value="0.468" calcext:value-type="float">
            <text:p/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216" calcext:value-type="float">
            <text:p>3.216</text:p>
          </table:table-cell>
          <table:table-cell office:value-type="float" office:value="3.264" calcext:value-type="float">
            <text:p>3.264</text:p>
          </table:table-cell>
          <table:table-cell office:value-type="float" office:value="3.263" calcext:value-type="float">
            <text:p>3.263</text:p>
          </table:table-cell>
          <table:table-cell office:value-type="float" office:value="3.257" calcext:value-type="float">
            <text:p>3.257</text:p>
          </table:table-cell>
          <table:table-cell office:value-type="float" office:value="3.263" calcext:value-type="float">
            <text:p>3.263</text:p>
          </table:table-cell>
          <table:table-cell office:value-type="float" office:value="3.26" calcext:value-type="float">
            <text:p>3.26</text:p>
          </table:table-cell>
          <table:table-cell office:value-type="float" office:value="3.262" calcext:value-type="float">
            <text:p>3.262</text:p>
          </table:table-cell>
          <table:table-cell office:value-type="float" office:value="3.257" calcext:value-type="float">
            <text:p>3.257</text:p>
          </table:table-cell>
          <table:table-cell office:value-type="float" office:value="3.263" calcext:value-type="float">
            <text:p>3.263</text:p>
          </table:table-cell>
          <table:table-cell office:value-type="float" office:value="3.257" calcext:value-type="float">
            <text:p>3.257</text:p>
          </table:table-cell>
          <table:table-cell table:formula="of:=MAX([.B16];[.C16];[.D16];[.E16];[.F16];[.G16];[.H16];[.I16];[.J16])" office:value-type="float" office:value="3.264" calcext:value-type="float">
            <text:p/>
          </table:table-cell>
          <table:table-cell table:formula="of:=AVERAGE([.B16:.J16])" office:value-type="float" office:value="3.25611111111111" calcext:value-type="float">
            <text:p/>
          </table:table-cell>
          <table:table-cell table:formula="of:=MIN([.B16:.K16])" office:value-type="float" office:value="3.216" calcext:value-type="float">
            <text:p/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.966" calcext:value-type="float">
            <text:p>5.966</text:p>
          </table:table-cell>
          <table:table-cell office:value-type="float" office:value="5.723" calcext:value-type="float">
            <text:p>5.723</text:p>
          </table:table-cell>
          <table:table-cell office:value-type="float" office:value="5.702" calcext:value-type="float">
            <text:p>5.702</text:p>
          </table:table-cell>
          <table:table-cell office:value-type="float" office:value="5.707" calcext:value-type="float">
            <text:p>5.707</text:p>
          </table:table-cell>
          <table:table-cell office:value-type="float" office:value="5.71" calcext:value-type="float">
            <text:p>5.71</text:p>
          </table:table-cell>
          <table:table-cell office:value-type="float" office:value="5.711" calcext:value-type="float">
            <text:p>5.711</text:p>
          </table:table-cell>
          <table:table-cell office:value-type="float" office:value="5.713" calcext:value-type="float">
            <text:p>5.713</text:p>
          </table:table-cell>
          <table:table-cell office:value-type="float" office:value="5.716" calcext:value-type="float">
            <text:p>5.716</text:p>
          </table:table-cell>
          <table:table-cell office:value-type="float" office:value="5.72" calcext:value-type="float">
            <text:p>5.72</text:p>
          </table:table-cell>
          <table:table-cell office:value-type="float" office:value="5.711" calcext:value-type="float">
            <text:p>5.711</text:p>
          </table:table-cell>
          <table:table-cell table:formula="of:=MAX([.B17];[.C17];[.D17];[.E17];[.F17];[.G17];[.H17];[.I17];[.J17])" office:value-type="float" office:value="5.966" calcext:value-type="float">
            <text:p/>
          </table:table-cell>
          <table:table-cell table:formula="of:=AVERAGE([.B17:.J17])" office:value-type="float" office:value="5.74088888888889" calcext:value-type="float">
            <text:p/>
          </table:table-cell>
          <table:table-cell table:formula="of:=MIN([.B17:.K17])" office:value-type="float" office:value="5.702" calcext:value-type="float">
            <text:p/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612" calcext:value-type="float">
            <text:p>2.612</text:p>
          </table:table-cell>
          <table:table-cell office:value-type="float" office:value="2.451" calcext:value-type="float">
            <text:p>2.451</text:p>
          </table:table-cell>
          <table:table-cell office:value-type="float" office:value="2.446" calcext:value-type="float">
            <text:p>2.446</text:p>
          </table:table-cell>
          <table:table-cell office:value-type="float" office:value="2.447" calcext:value-type="float">
            <text:p>2.447</text:p>
          </table:table-cell>
          <table:table-cell office:value-type="float" office:value="2.445" calcext:value-type="float">
            <text:p>2.445</text:p>
          </table:table-cell>
          <table:table-cell table:number-columns-repeated="2" office:value-type="float" office:value="2.447" calcext:value-type="float">
            <text:p>2.447</text:p>
          </table:table-cell>
          <table:table-cell office:value-type="float" office:value="2.454" calcext:value-type="float">
            <text:p>2.454</text:p>
          </table:table-cell>
          <table:table-cell office:value-type="float" office:value="2.446" calcext:value-type="float">
            <text:p>2.446</text:p>
          </table:table-cell>
          <table:table-cell office:value-type="float" office:value="2.452" calcext:value-type="float">
            <text:p>2.452</text:p>
          </table:table-cell>
          <table:table-cell table:formula="of:=MAX([.B18];[.C18];[.D18];[.E18];[.F18];[.G18];[.H18];[.I18];[.J18])" office:value-type="float" office:value="2.612" calcext:value-type="float">
            <text:p/>
          </table:table-cell>
          <table:table-cell table:formula="of:=AVERAGE([.B18:.J18])" office:value-type="float" office:value="2.46611111111111" calcext:value-type="float">
            <text:p/>
          </table:table-cell>
          <table:table-cell table:formula="of:=MIN([.B18:.K18])" office:value-type="float" office:value="2.445" calcext:value-type="float">
            <text:p/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.182" calcext:value-type="float">
            <text:p>5.182</text:p>
          </table:table-cell>
          <table:table-cell office:value-type="float" office:value="5.184" calcext:value-type="float">
            <text:p>5.184</text:p>
          </table:table-cell>
          <table:table-cell office:value-type="float" office:value="5.171" calcext:value-type="float">
            <text:p>5.171</text:p>
          </table:table-cell>
          <table:table-cell office:value-type="float" office:value="5.178" calcext:value-type="float">
            <text:p>5.178</text:p>
          </table:table-cell>
          <table:table-cell office:value-type="float" office:value="5.265" calcext:value-type="float">
            <text:p>5.265</text:p>
          </table:table-cell>
          <table:table-cell office:value-type="float" office:value="5.181" calcext:value-type="float">
            <text:p>5.181</text:p>
          </table:table-cell>
          <table:table-cell office:value-type="float" office:value="5.191" calcext:value-type="float">
            <text:p>5.191</text:p>
          </table:table-cell>
          <table:table-cell office:value-type="float" office:value="5.184" calcext:value-type="float">
            <text:p>5.184</text:p>
          </table:table-cell>
          <table:table-cell office:value-type="float" office:value="5.185" calcext:value-type="float">
            <text:p>5.185</text:p>
          </table:table-cell>
          <table:table-cell office:value-type="float" office:value="5.181" calcext:value-type="float">
            <text:p>5.181</text:p>
          </table:table-cell>
          <table:table-cell table:formula="of:=MAX([.B19];[.C19];[.D19];[.E19];[.F19];[.G19];[.H19];[.I19];[.J19])" office:value-type="float" office:value="5.265" calcext:value-type="float">
            <text:p/>
          </table:table-cell>
          <table:table-cell table:formula="of:=AVERAGE([.B19:.J19])" office:value-type="float" office:value="5.19122222222222" calcext:value-type="float">
            <text:p/>
          </table:table-cell>
          <table:table-cell table:formula="of:=MIN([.B19:.K19])" office:value-type="float" office:value="5.171" calcext:value-type="float">
            <text:p/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.18" calcext:value-type="float">
            <text:p>7.18</text:p>
          </table:table-cell>
          <table:table-cell office:value-type="float" office:value="6.974" calcext:value-type="float">
            <text:p>6.974</text:p>
          </table:table-cell>
          <table:table-cell office:value-type="float" office:value="6.95" calcext:value-type="float">
            <text:p>6.95</text:p>
          </table:table-cell>
          <table:table-cell office:value-type="float" office:value="6.961" calcext:value-type="float">
            <text:p>6.961</text:p>
          </table:table-cell>
          <table:table-cell table:number-columns-repeated="2" office:value-type="float" office:value="6.954" calcext:value-type="float">
            <text:p>6.954</text:p>
          </table:table-cell>
          <table:table-cell office:value-type="float" office:value="6.969" calcext:value-type="float">
            <text:p>6.969</text:p>
          </table:table-cell>
          <table:table-cell office:value-type="float" office:value="6.956" calcext:value-type="float">
            <text:p>6.956</text:p>
          </table:table-cell>
          <table:table-cell office:value-type="float" office:value="6.964" calcext:value-type="float">
            <text:p>6.964</text:p>
          </table:table-cell>
          <table:table-cell office:value-type="float" office:value="6.955" calcext:value-type="float">
            <text:p>6.955</text:p>
          </table:table-cell>
          <table:table-cell table:formula="of:=MAX([.B20];[.C20];[.D20];[.E20];[.F20];[.G20];[.H20];[.I20];[.J20])" office:value-type="float" office:value="7.18" calcext:value-type="float">
            <text:p/>
          </table:table-cell>
          <table:table-cell table:formula="of:=AVERAGE([.B20:.J20])" office:value-type="float" office:value="6.98466666666667" calcext:value-type="float">
            <text:p/>
          </table:table-cell>
          <table:table-cell table:formula="of:=MIN([.B20:.K20])" office:value-type="float" office:value="6.95" calcext:value-type="float">
            <text:p/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.784" calcext:value-type="float">
            <text:p>6.784</text:p>
          </table:table-cell>
          <table:table-cell office:value-type="float" office:value="6.799" calcext:value-type="float">
            <text:p>6.799</text:p>
          </table:table-cell>
          <table:table-cell office:value-type="float" office:value="6.762" calcext:value-type="float">
            <text:p>6.762</text:p>
          </table:table-cell>
          <table:table-cell office:value-type="float" office:value="6.764" calcext:value-type="float">
            <text:p>6.764</text:p>
          </table:table-cell>
          <table:table-cell office:value-type="float" office:value="6.784" calcext:value-type="float">
            <text:p>6.784</text:p>
          </table:table-cell>
          <table:table-cell office:value-type="float" office:value="6.772" calcext:value-type="float">
            <text:p>6.772</text:p>
          </table:table-cell>
          <table:table-cell office:value-type="float" office:value="6.774" calcext:value-type="float">
            <text:p>6.774</text:p>
          </table:table-cell>
          <table:table-cell office:value-type="float" office:value="6.768" calcext:value-type="float">
            <text:p>6.768</text:p>
          </table:table-cell>
          <table:table-cell office:value-type="float" office:value="6.878" calcext:value-type="float">
            <text:p>6.878</text:p>
          </table:table-cell>
          <table:table-cell office:value-type="float" office:value="6.77" calcext:value-type="float">
            <text:p>6.77</text:p>
          </table:table-cell>
          <table:table-cell table:formula="of:=MAX([.B21];[.C21];[.D21];[.E21];[.F21];[.G21];[.H21];[.I21];[.J21])" office:value-type="float" office:value="6.878" calcext:value-type="float">
            <text:p/>
          </table:table-cell>
          <table:table-cell table:formula="of:=AVERAGE([.B21:.J21])" office:value-type="float" office:value="6.78722222222222" calcext:value-type="float">
            <text:p/>
          </table:table-cell>
          <table:table-cell table:formula="of:=MIN([.B21:.K21])" office:value-type="float" office:value="6.762" calcext:value-type="float">
            <text:p/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.41" calcext:value-type="float">
            <text:p>6.41</text:p>
          </table:table-cell>
          <table:table-cell office:value-type="float" office:value="6.411" calcext:value-type="float">
            <text:p>6.411</text:p>
          </table:table-cell>
          <table:table-cell office:value-type="float" office:value="6.397" calcext:value-type="float">
            <text:p>6.397</text:p>
          </table:table-cell>
          <table:table-cell office:value-type="float" office:value="6.39" calcext:value-type="float">
            <text:p>6.39</text:p>
          </table:table-cell>
          <table:table-cell office:value-type="float" office:value="6.401" calcext:value-type="float">
            <text:p>6.401</text:p>
          </table:table-cell>
          <table:table-cell office:value-type="float" office:value="6.399" calcext:value-type="float">
            <text:p>6.399</text:p>
          </table:table-cell>
          <table:table-cell office:value-type="float" office:value="6.414" calcext:value-type="float">
            <text:p>6.414</text:p>
          </table:table-cell>
          <table:table-cell office:value-type="float" office:value="6.402" calcext:value-type="float">
            <text:p>6.402</text:p>
          </table:table-cell>
          <table:table-cell office:value-type="float" office:value="6.409" calcext:value-type="float">
            <text:p>6.409</text:p>
          </table:table-cell>
          <table:table-cell office:value-type="float" office:value="6.412" calcext:value-type="float">
            <text:p>6.412</text:p>
          </table:table-cell>
          <table:table-cell table:formula="of:=MAX([.B22];[.C22];[.D22];[.E22];[.F22];[.G22];[.H22];[.I22];[.J22])" office:value-type="float" office:value="6.414" calcext:value-type="float">
            <text:p/>
          </table:table-cell>
          <table:table-cell table:formula="of:=AVERAGE([.B22:.J22])" office:value-type="float" office:value="6.40366666666667" calcext:value-type="float">
            <text:p/>
          </table:table-cell>
          <table:table-cell table:formula="of:=MIN([.B22:.K22])" office:value-type="float" office:value="6.39" calcext:value-type="float">
            <text:p/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.448" calcext:value-type="float">
            <text:p>9.448</text:p>
          </table:table-cell>
          <table:table-cell office:value-type="float" office:value="9.444" calcext:value-type="float">
            <text:p>9.444</text:p>
          </table:table-cell>
          <table:table-cell office:value-type="float" office:value="9.427" calcext:value-type="float">
            <text:p>9.427</text:p>
          </table:table-cell>
          <table:table-cell office:value-type="float" office:value="9.432" calcext:value-type="float">
            <text:p>9.432</text:p>
          </table:table-cell>
          <table:table-cell table:number-columns-repeated="2" office:value-type="float" office:value="9.439" calcext:value-type="float">
            <text:p>9.439</text:p>
          </table:table-cell>
          <table:table-cell office:value-type="float" office:value="9.452" calcext:value-type="float">
            <text:p>9.452</text:p>
          </table:table-cell>
          <table:table-cell office:value-type="float" office:value="9.443" calcext:value-type="float">
            <text:p>9.443</text:p>
          </table:table-cell>
          <table:table-cell office:value-type="float" office:value="9.449" calcext:value-type="float">
            <text:p>9.449</text:p>
          </table:table-cell>
          <table:table-cell office:value-type="float" office:value="9.437" calcext:value-type="float">
            <text:p>9.437</text:p>
          </table:table-cell>
          <table:table-cell table:formula="of:=MAX([.B23];[.C23];[.D23];[.E23];[.F23];[.G23];[.H23];[.I23];[.J23])" office:value-type="float" office:value="9.452" calcext:value-type="float">
            <text:p/>
          </table:table-cell>
          <table:table-cell table:formula="of:=AVERAGE([.B23:.J23])" office:value-type="float" office:value="9.44144444444445" calcext:value-type="float">
            <text:p/>
          </table:table-cell>
          <table:table-cell table:formula="of:=MIN([.B23:.K23])" office:value-type="float" office:value="9.427" calcext:value-type="float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468" calcext:value-type="float">
            <text:p>1.468</text:p>
          </table:table-cell>
          <table:table-cell office:value-type="float" office:value="1.469" calcext:value-type="float">
            <text:p>1.469</text:p>
          </table:table-cell>
          <table:table-cell office:value-type="float" office:value="1.464" calcext:value-type="float">
            <text:p>1.464</text:p>
          </table:table-cell>
          <table:table-cell office:value-type="float" office:value="1.475" calcext:value-type="float">
            <text:p>1.475</text:p>
          </table:table-cell>
          <table:table-cell office:value-type="float" office:value="1.467" calcext:value-type="float">
            <text:p>1.467</text:p>
          </table:table-cell>
          <table:table-cell office:value-type="float" office:value="1.477" calcext:value-type="float">
            <text:p>1.477</text:p>
          </table:table-cell>
          <table:table-cell office:value-type="float" office:value="1.469" calcext:value-type="float">
            <text:p>1.469</text:p>
          </table:table-cell>
          <table:table-cell office:value-type="float" office:value="1.476" calcext:value-type="float">
            <text:p>1.476</text:p>
          </table:table-cell>
          <table:table-cell office:value-type="float" office:value="1.477" calcext:value-type="float">
            <text:p>1.477</text:p>
          </table:table-cell>
          <table:table-cell office:value-type="float" office:value="1.476" calcext:value-type="float">
            <text:p>1.476</text:p>
          </table:table-cell>
          <table:table-cell table:formula="of:=MAX([.B24];[.C24];[.D24];[.E24];[.F24];[.G24];[.H24];[.I24];[.J24])" office:value-type="float" office:value="1.477" calcext:value-type="float">
            <text:p/>
          </table:table-cell>
          <table:table-cell table:formula="of:=AVERAGE([.B24:.J24])" office:value-type="float" office:value="1.47133333333333" calcext:value-type="float">
            <text:p/>
          </table:table-cell>
          <table:table-cell table:formula="of:=MIN([.B24:.K24])" office:value-type="float" office:value="1.464" calcext:value-type="float">
            <text:p/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.615" calcext:value-type="float">
            <text:p>7.615</text:p>
          </table:table-cell>
          <table:table-cell office:value-type="float" office:value="7.625" calcext:value-type="float">
            <text:p>7.625</text:p>
          </table:table-cell>
          <table:table-cell office:value-type="float" office:value="7.601" calcext:value-type="float">
            <text:p>7.601</text:p>
          </table:table-cell>
          <table:table-cell office:value-type="float" office:value="7.605" calcext:value-type="float">
            <text:p>7.605</text:p>
          </table:table-cell>
          <table:table-cell office:value-type="float" office:value="7.609" calcext:value-type="float">
            <text:p>7.609</text:p>
          </table:table-cell>
          <table:table-cell table:number-columns-repeated="2" office:value-type="float" office:value="7.618" calcext:value-type="float">
            <text:p>7.618</text:p>
          </table:table-cell>
          <table:table-cell office:value-type="float" office:value="7.624" calcext:value-type="float">
            <text:p>7.624</text:p>
          </table:table-cell>
          <table:table-cell office:value-type="float" office:value="7.616" calcext:value-type="float">
            <text:p>7.616</text:p>
          </table:table-cell>
          <table:table-cell office:value-type="float" office:value="7.611" calcext:value-type="float">
            <text:p>7.611</text:p>
          </table:table-cell>
          <table:table-cell table:formula="of:=MAX([.B25];[.C25];[.D25];[.E25];[.F25];[.G25];[.H25];[.I25];[.J25])" office:value-type="float" office:value="7.625" calcext:value-type="float">
            <text:p/>
          </table:table-cell>
          <table:table-cell table:formula="of:=AVERAGE([.B25:.J25])" office:value-type="float" office:value="7.61455555555556" calcext:value-type="float">
            <text:p/>
          </table:table-cell>
          <table:table-cell table:formula="of:=MIN([.B25:.K25])" office:value-type="float" office:value="7.601" calcext:value-type="float">
            <text:p/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.333" calcext:value-type="float">
            <text:p>9.333</text:p>
          </table:table-cell>
          <table:table-cell office:value-type="float" office:value="9.602" calcext:value-type="float">
            <text:p>9.602</text:p>
          </table:table-cell>
          <table:table-cell office:value-type="float" office:value="9.318" calcext:value-type="float">
            <text:p>9.318</text:p>
          </table:table-cell>
          <table:table-cell office:value-type="float" office:value="9.329" calcext:value-type="float">
            <text:p>9.329</text:p>
          </table:table-cell>
          <table:table-cell office:value-type="float" office:value="9.332" calcext:value-type="float">
            <text:p>9.332</text:p>
          </table:table-cell>
          <table:table-cell office:value-type="float" office:value="9.336" calcext:value-type="float">
            <text:p>9.336</text:p>
          </table:table-cell>
          <table:table-cell office:value-type="float" office:value="9.344" calcext:value-type="float">
            <text:p>9.344</text:p>
          </table:table-cell>
          <table:table-cell office:value-type="float" office:value="9.324" calcext:value-type="float">
            <text:p>9.324</text:p>
          </table:table-cell>
          <table:table-cell office:value-type="float" office:value="9.337" calcext:value-type="float">
            <text:p>9.337</text:p>
          </table:table-cell>
          <table:table-cell office:value-type="float" office:value="9.332" calcext:value-type="float">
            <text:p>9.332</text:p>
          </table:table-cell>
          <table:table-cell table:formula="of:=MAX([.B26];[.C26];[.D26];[.E26];[.F26];[.G26];[.H26];[.I26];[.J26])" office:value-type="float" office:value="9.602" calcext:value-type="float">
            <text:p/>
          </table:table-cell>
          <table:table-cell table:formula="of:=AVERAGE([.B26:.J26])" office:value-type="float" office:value="9.36166666666667" calcext:value-type="float">
            <text:p/>
          </table:table-cell>
          <table:table-cell table:formula="of:=MIN([.B26:.K26])" office:value-type="float" office:value="9.318" calcext:value-type="float">
            <text:p/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.176" calcext:value-type="float">
            <text:p>5.176</text:p>
          </table:table-cell>
          <table:table-cell office:value-type="float" office:value="5.178" calcext:value-type="float">
            <text:p>5.178</text:p>
          </table:table-cell>
          <table:table-cell office:value-type="float" office:value="5.167" calcext:value-type="float">
            <text:p>5.167</text:p>
          </table:table-cell>
          <table:table-cell office:value-type="float" office:value="5.166" calcext:value-type="float">
            <text:p>5.166</text:p>
          </table:table-cell>
          <table:table-cell office:value-type="float" office:value="5.171" calcext:value-type="float">
            <text:p>5.171</text:p>
          </table:table-cell>
          <table:table-cell office:value-type="float" office:value="5.174" calcext:value-type="float">
            <text:p>5.174</text:p>
          </table:table-cell>
          <table:table-cell office:value-type="float" office:value="5.177" calcext:value-type="float">
            <text:p>5.177</text:p>
          </table:table-cell>
          <table:table-cell office:value-type="float" office:value="5.169" calcext:value-type="float">
            <text:p>5.169</text:p>
          </table:table-cell>
          <table:table-cell office:value-type="float" office:value="5.176" calcext:value-type="float">
            <text:p>5.176</text:p>
          </table:table-cell>
          <table:table-cell office:value-type="float" office:value="5.174" calcext:value-type="float">
            <text:p>5.174</text:p>
          </table:table-cell>
          <table:table-cell table:formula="of:=MAX([.B27];[.C27];[.D27];[.E27];[.F27];[.G27];[.H27];[.I27];[.J27])" office:value-type="float" office:value="5.178" calcext:value-type="float">
            <text:p/>
          </table:table-cell>
          <table:table-cell table:formula="of:=AVERAGE([.B27:.J27])" office:value-type="float" office:value="5.17266666666667" calcext:value-type="float">
            <text:p/>
          </table:table-cell>
          <table:table-cell table:formula="of:=MIN([.B27:.K27])" office:value-type="float" office:value="5.166" calcext:value-type="float">
            <text:p/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.469" calcext:value-type="float">
            <text:p>6.469</text:p>
          </table:table-cell>
          <table:table-cell office:value-type="float" office:value="7.297" calcext:value-type="float">
            <text:p>7.297</text:p>
          </table:table-cell>
          <table:table-cell office:value-type="float" office:value="6.541" calcext:value-type="float">
            <text:p>6.541</text:p>
          </table:table-cell>
          <table:table-cell office:value-type="float" office:value="6.747" calcext:value-type="float">
            <text:p>6.747</text:p>
          </table:table-cell>
          <table:table-cell office:value-type="float" office:value="6.731" calcext:value-type="float">
            <text:p>6.731</text:p>
          </table:table-cell>
          <table:table-cell office:value-type="float" office:value="6.465" calcext:value-type="float">
            <text:p>6.465</text:p>
          </table:table-cell>
          <table:table-cell office:value-type="float" office:value="6.872" calcext:value-type="float">
            <text:p>6.872</text:p>
          </table:table-cell>
          <table:table-cell office:value-type="float" office:value="6.459" calcext:value-type="float">
            <text:p>6.459</text:p>
          </table:table-cell>
          <table:table-cell office:value-type="float" office:value="6.476" calcext:value-type="float">
            <text:p>6.476</text:p>
          </table:table-cell>
          <table:table-cell office:value-type="float" office:value="6.563" calcext:value-type="float">
            <text:p>6.563</text:p>
          </table:table-cell>
          <table:table-cell table:formula="of:=MAX([.B28];[.C28];[.D28];[.E28];[.F28];[.G28];[.H28];[.I28];[.J28])" office:value-type="float" office:value="7.297" calcext:value-type="float">
            <text:p/>
          </table:table-cell>
          <table:table-cell table:formula="of:=AVERAGE([.B28:.J28])" office:value-type="float" office:value="6.673" calcext:value-type="float">
            <text:p/>
          </table:table-cell>
          <table:table-cell table:formula="of:=MIN([.B28:.K28])" office:value-type="float" office:value="6.459" calcext:value-type="float">
            <text:p/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.78" calcext:value-type="float">
            <text:p>5.78</text:p>
          </table:table-cell>
          <table:table-cell office:value-type="float" office:value="5.795" calcext:value-type="float">
            <text:p>5.795</text:p>
          </table:table-cell>
          <table:table-cell office:value-type="float" office:value="5.767" calcext:value-type="float">
            <text:p>5.767</text:p>
          </table:table-cell>
          <table:table-cell office:value-type="float" office:value="5.781" calcext:value-type="float">
            <text:p>5.781</text:p>
          </table:table-cell>
          <table:table-cell office:value-type="float" office:value="5.803" calcext:value-type="float">
            <text:p>5.803</text:p>
          </table:table-cell>
          <table:table-cell office:value-type="float" office:value="5.788" calcext:value-type="float">
            <text:p>5.788</text:p>
          </table:table-cell>
          <table:table-cell office:value-type="float" office:value="5.796" calcext:value-type="float">
            <text:p>5.796</text:p>
          </table:table-cell>
          <table:table-cell office:value-type="float" office:value="5.794" calcext:value-type="float">
            <text:p>5.794</text:p>
          </table:table-cell>
          <table:table-cell office:value-type="float" office:value="5.919" calcext:value-type="float">
            <text:p>5.919</text:p>
          </table:table-cell>
          <table:table-cell office:value-type="float" office:value="5.776" calcext:value-type="float">
            <text:p>5.776</text:p>
          </table:table-cell>
          <table:table-cell table:formula="of:=MAX([.B29];[.C29];[.D29];[.E29];[.F29];[.G29];[.H29];[.I29];[.J29])" office:value-type="float" office:value="5.919" calcext:value-type="float">
            <text:p/>
          </table:table-cell>
          <table:table-cell table:formula="of:=AVERAGE([.B29:.J29])" office:value-type="float" office:value="5.80255555555556" calcext:value-type="float">
            <text:p/>
          </table:table-cell>
          <table:table-cell table:formula="of:=MIN([.B29:.K29])" office:value-type="float" office:value="5.767" calcext:value-type="float">
            <text:p/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.443" calcext:value-type="float">
            <text:p>8.443</text:p>
          </table:table-cell>
          <table:table-cell office:value-type="float" office:value="8.453" calcext:value-type="float">
            <text:p>8.453</text:p>
          </table:table-cell>
          <table:table-cell office:value-type="float" office:value="8.425" calcext:value-type="float">
            <text:p>8.425</text:p>
          </table:table-cell>
          <table:table-cell office:value-type="float" office:value="8.429" calcext:value-type="float">
            <text:p>8.429</text:p>
          </table:table-cell>
          <table:table-cell office:value-type="float" office:value="8.437" calcext:value-type="float">
            <text:p>8.437</text:p>
          </table:table-cell>
          <table:table-cell office:value-type="float" office:value="8.44" calcext:value-type="float">
            <text:p>8.44</text:p>
          </table:table-cell>
          <table:table-cell office:value-type="float" office:value="8.444" calcext:value-type="float">
            <text:p>8.444</text:p>
          </table:table-cell>
          <table:table-cell office:value-type="float" office:value="8.437" calcext:value-type="float">
            <text:p>8.437</text:p>
          </table:table-cell>
          <table:table-cell office:value-type="float" office:value="8.442" calcext:value-type="float">
            <text:p>8.442</text:p>
          </table:table-cell>
          <table:table-cell office:value-type="float" office:value="8.436" calcext:value-type="float">
            <text:p>8.436</text:p>
          </table:table-cell>
          <table:table-cell table:formula="of:=MAX([.B30];[.C30];[.D30];[.E30];[.F30];[.G30];[.H30];[.I30];[.J30])" office:value-type="float" office:value="8.453" calcext:value-type="float">
            <text:p/>
          </table:table-cell>
          <table:table-cell table:formula="of:=AVERAGE([.B30:.J30])" office:value-type="float" office:value="8.43888888888889" calcext:value-type="float">
            <text:p/>
          </table:table-cell>
          <table:table-cell table:formula="of:=MIN([.B30:.K30])" office:value-type="float" office:value="8.425" calcext:value-type="float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1">00/00/0000</text:date>, <text:time style:data-style-name="N2" text:time-value="11:49:38.0713589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30T17:28:09.125723188</meta:creation-date>
    <dc:date>2014-09-01T12:19:46.290828643</dc:date>
    <meta:editing-duration>PT1H44M31S</meta:editing-duration>
    <meta:editing-cycles>7</meta:editing-cycles>
    <meta:generator>LibreOffice/4.2.3.3$Linux_X86_64 LibreOffice_project/420m0$Build-3</meta:generator>
    <meta:document-statistic meta:table-count="2" meta:cell-count="930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3.484cm" svg:y="0.316cm" chart:style-name="ch2">
          <text:p>Gráfico de tiempo tomando el tiempo mínimo</text:p>
        </chart:title>
        <chart:plot-area chart:style-name="ch3" table:cell-range-address="'Conjunto S'.A1:'Conjunto S'.A30 'Conjunto S'.N1:'Conjunto S'.N30" svg:x="1.33cm" svg:y="1.661cm" svg:width="14.03cm" svg:height="6.183cm">
          <chartooo:coordinate-region svg:x="2.137cm" svg:y="1.86cm" svg:width="13.036cm" svg:height="5.337cm"/>
          <chart:axis chart:dimension="x" chart:name="primary-x" chart:style-name="ch4">
            <chart:title svg:x="6.793cm" svg:y="8.024cm" chart:style-name="ch5">
              <text:p>Millones de tablones</text:p>
            </chart:title>
          </chart:axis>
          <chart:axis chart:dimension="y" chart:name="primary-y" chart:style-name="ch4">
            <chart:title svg:x="0.451cm" svg:y="7.177cm" chart:style-name="ch6">
              <text:p>Tiempo máximo en milisegundos</text:p>
            </chart:title>
            <chart:grid chart:style-name="ch7" chart:class="major"/>
          </chart:axis>
          <chart:series chart:style-name="ch8" chart:values-cell-range-address="'Conjunto S'.N1:'Conjunto S'.N30" chart:class="chart:scatter">
            <chart:domain table:cell-range-address="'Conjunto S'.A1:'Conjunto S'.A30"/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Conjunto S'.A1:'Conjunto S'.A30</svg:desc>
                </draw:g>
              </table:table-cell>
              <table:table-cell office:value-type="float" office:value="14.194">
                <text:p>14.194</text:p>
                <draw:g>
                  <svg:desc>'Conjunto S'.N1:'Conjunto S'.N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8.146">
                <text:p>28.1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1.711">
                <text:p>41.7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5.583">
                <text:p>55.5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9.401">
                <text:p>69.4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3.294">
                <text:p>83.2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7.187">
                <text:p>97.1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1.024">
                <text:p>111.0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25.351">
                <text:p>125.3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38.888">
                <text:p>138.8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53.159">
                <text:p>153.1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69.288">
                <text:p>169.2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80.691">
                <text:p>180.6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95.174">
                <text:p>195.1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08.857">
                <text:p>208.8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24.523">
                <text:p>224.5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36.838">
                <text:p>236.8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50.457">
                <text:p>250.4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64.826">
                <text:p>264.8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80.354">
                <text:p>280.3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92.908">
                <text:p>292.9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05.703">
                <text:p>305.7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19.902">
                <text:p>319.9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33.743">
                <text:p>333.7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47.662">
                <text:p>347.6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364.527">
                <text:p>364.5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375.637">
                <text:p>375.6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389.95">
                <text:p>389.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406.003">
                <text:p>406.0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417.694">
                <text:p>417.6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32cm" svg:y="0.316cm" chart:style-name="ch2">
          <text:p>Gráfico de tiempo tomando el tiempo máximo</text:p>
        </chart:title>
        <chart:plot-area chart:style-name="ch3" table:cell-range-address="'Conjunto S'.A1:'Conjunto S'.A30 'Conjunto S'.L1:'Conjunto S'.L30" svg:x="1.331cm" svg:y="1.661cm" svg:width="14.029cm" svg:height="6.178cm">
          <chartooo:coordinate-region svg:x="2.138cm" svg:y="1.86cm" svg:width="13.035cm" svg:height="5.332cm"/>
          <chart:axis chart:dimension="x" chart:name="primary-x" chart:style-name="ch4">
            <chart:title svg:x="6.793cm" svg:y="8.019cm" chart:style-name="ch5">
              <text:p>Millones de tablones</text:p>
            </chart:title>
          </chart:axis>
          <chart:axis chart:dimension="y" chart:name="primary-y" chart:style-name="ch4">
            <chart:title svg:x="0.451cm" svg:y="7.175cm" chart:style-name="ch6">
              <text:p>Tiempo máximo en milisegundos</text:p>
            </chart:title>
            <chart:grid chart:style-name="ch7" chart:class="major"/>
          </chart:axis>
          <chart:series chart:style-name="ch8" chart:values-cell-range-address="'Conjunto S'.L1:'Conjunto S'.L30" chart:class="chart:scatter">
            <chart:domain table:cell-range-address="'Conjunto S'.A1:'Conjunto S'.A30"/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Conjunto S'.A1:'Conjunto S'.A30</svg:desc>
                </draw:g>
              </table:table-cell>
              <table:table-cell office:value-type="float" office:value="15.277">
                <text:p>15.277</text:p>
                <draw:g>
                  <svg:desc>'Conjunto S'.L1:'Conjunto S'.L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0.116">
                <text:p>30.1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4.157">
                <text:p>44.1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8.988">
                <text:p>58.9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3.672">
                <text:p>73.6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8.41">
                <text:p>88.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3.155">
                <text:p>103.1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7.677">
                <text:p>117.6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34.256">
                <text:p>134.2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47.33">
                <text:p>147.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62.57">
                <text:p>162.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79.598">
                <text:p>179.5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91.663">
                <text:p>191.6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06.55">
                <text:p>206.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21.155">
                <text:p>221.1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38.865">
                <text:p>238.8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50.659">
                <text:p>250.6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65.055">
                <text:p>265.0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80.397">
                <text:p>280.3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98.471">
                <text:p>298.4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310.427">
                <text:p>310.4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25.955">
                <text:p>325.9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41.891">
                <text:p>341.8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54.965">
                <text:p>354.9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69.538">
                <text:p>369.5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386.228">
                <text:p>386.2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398.8">
                <text:p>398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414.204">
                <text:p>414.2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430.101">
                <text:p>430.1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444.232">
                <text:p>444.2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382cm" svg:y="0.315cm" chart:style-name="ch2">
          <text:p>Gráfico de tiempo tomando el tiempo promedio de 10 ejecuciones 
de cada instancia</text:p>
        </chart:title>
        <chart:plot-area chart:style-name="ch3" table:cell-range-address="'Conjunto S'.A1:'Conjunto S'.A30 'Conjunto S'.M1:'Conjunto S'.M30" svg:x="1.331cm" svg:y="2.19cm" svg:width="14.029cm" svg:height="5.649cm">
          <chartooo:coordinate-region svg:x="2.138cm" svg:y="2.389cm" svg:width="13.035cm" svg:height="4.803cm"/>
          <chart:axis chart:dimension="x" chart:name="primary-x" chart:style-name="ch4">
            <chart:title svg:x="6.793cm" svg:y="8.019cm" chart:style-name="ch5">
              <text:p>Millones de tablones</text:p>
            </chart:title>
          </chart:axis>
          <chart:axis chart:dimension="y" chart:name="primary-y" chart:style-name="ch4">
            <chart:title svg:x="0.451cm" svg:y="7.558cm" chart:style-name="ch6">
              <text:p>Tiempo promedio en milisegundos</text:p>
            </chart:title>
            <chart:grid chart:style-name="ch7" chart:class="major"/>
          </chart:axis>
          <chart:series chart:style-name="ch8" chart:values-cell-range-address="'Conjunto S'.M1:'Conjunto S'.M30" chart:class="chart:scatter">
            <chart:domain table:cell-range-address="'Conjunto S'.A1:'Conjunto S'.A30"/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Conjunto S'.A1:'Conjunto S'.A30</svg:desc>
                </draw:g>
              </table:table-cell>
              <table:table-cell office:value-type="float" office:value="14.515">
                <text:p>14.515</text:p>
                <draw:g>
                  <svg:desc>'Conjunto S'.M1:'Conjunto S'.M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8.6581111111111">
                <text:p>28.65811111111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2.1541111111111">
                <text:p>42.1541111111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6.104">
                <text:p>56.1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0.1337777777778">
                <text:p>70.13377777777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4.1496666666667">
                <text:p>84.149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8.167">
                <text:p>98.1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2.154888888889">
                <text:p>112.1548888888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27.008222222222">
                <text:p>127.0082222222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40.251444444444">
                <text:p>140.2514444444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54.641888888889">
                <text:p>154.6418888888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70.793777777778">
                <text:p>170.7937777777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82.358555555556">
                <text:p>182.3585555555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97.496333333333">
                <text:p>197.496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11.037222222222">
                <text:p>211.0372222222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26.821444444444">
                <text:p>226.8214444444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39.104111111111">
                <text:p>239.1041111111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52.595333333333">
                <text:p>252.595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67.044666666667">
                <text:p>267.044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83.121888888889">
                <text:p>283.1218888888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96.265666666667">
                <text:p>296.265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09.903">
                <text:p>309.9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23.466111111111">
                <text:p>323.4661111111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37.234333333333">
                <text:p>337.2343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51.164222222222">
                <text:p>351.1642222222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368.010444444444">
                <text:p>368.0104444444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379.225333333333">
                <text:p>379.2253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393.232">
                <text:p>393.2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409.706">
                <text:p>409.7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421.359444444444">
                <text:p>421.3594444444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3.365cm" svg:y="0.316cm" chart:style-name="ch2">
          <text:p>Gráfico de tiempos tomando el tiempo mínimo</text:p>
        </chart:title>
        <chart:plot-area chart:style-name="ch3" table:cell-range-address="'Conjunto R'.A1:'Conjunto R'.A30 'Conjunto R'.N1:'Conjunto R'.N30" svg:x="1.33cm" svg:y="1.661cm" svg:width="14.03cm" svg:height="6.183cm">
          <chartooo:coordinate-region svg:x="1.951cm" svg:y="1.86cm" svg:width="13.222cm" svg:height="5.337cm"/>
          <chart:axis chart:dimension="x" chart:name="primary-x" chart:style-name="ch4">
            <chart:title svg:x="6.793cm" svg:y="8.024cm" chart:style-name="ch5">
              <text:p>Millones de tablones</text:p>
            </chart:title>
          </chart:axis>
          <chart:axis chart:dimension="y" chart:name="primary-y" chart:style-name="ch4">
            <chart:title svg:x="0.451cm" svg:y="6.569cm" chart:style-name="ch6">
              <text:p>Tiempo en milisegundos</text:p>
            </chart:title>
            <chart:grid chart:style-name="ch7" chart:class="major"/>
          </chart:axis>
          <chart:series chart:style-name="ch8" chart:values-cell-range-address="'Conjunto R'.N1:'Conjunto R'.N30" chart:class="chart:scatter">
            <chart:domain table:cell-range-address="'Conjunto R'.A1:'Conjunto R'.A30"/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Conjunto R'.A1:'Conjunto R'.A30</svg:desc>
                </draw:g>
              </table:table-cell>
              <table:table-cell office:value-type="float" office:value="1.61">
                <text:p>1.61</text:p>
                <draw:g>
                  <svg:desc>'Conjunto R'.N1:'Conjunto R'.N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994">
                <text:p>2.9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567">
                <text:p>3.5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358">
                <text:p>0.3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.037">
                <text:p>6.0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.385">
                <text:p>9.3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.987">
                <text:p>5.9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036">
                <text:p>6.0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.188">
                <text:p>5.1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.552">
                <text:p>2.5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.375">
                <text:p>9.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9.723">
                <text:p>9.7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468">
                <text:p>0.4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.216">
                <text:p>3.2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.702">
                <text:p>5.7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.445">
                <text:p>2.4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5.171">
                <text:p>5.1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6.762">
                <text:p>6.7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6.39">
                <text:p>6.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9.427">
                <text:p>9.4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.464">
                <text:p>1.4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7.601">
                <text:p>7.6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9.318">
                <text:p>9.3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5.166">
                <text:p>5.1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6.459">
                <text:p>6.4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5.767">
                <text:p>5.7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8.425">
                <text:p>8.4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181cm" svg:y="0.316cm" chart:style-name="ch2">
          <text:p>Grafico de tiempos tomando el tiempo promedio</text:p>
        </chart:title>
        <chart:plot-area chart:style-name="ch3" table:cell-range-address="'Conjunto R'.A1:'Conjunto R'.A30 'Conjunto R'.M1:'Conjunto R'.M30" svg:x="1.331cm" svg:y="1.661cm" svg:width="14.029cm" svg:height="6.178cm">
          <chartooo:coordinate-region svg:x="1.952cm" svg:y="1.86cm" svg:width="13.221cm" svg:height="5.332cm"/>
          <chart:axis chart:dimension="x" chart:name="primary-x" chart:style-name="ch4">
            <chart:title svg:x="6.793cm" svg:y="8.019cm" chart:style-name="ch5">
              <text:p>Millones de tablones</text:p>
            </chart:title>
          </chart:axis>
          <chart:axis chart:dimension="y" chart:name="primary-y" chart:style-name="ch4">
            <chart:title svg:x="0.451cm" svg:y="6.567cm" chart:style-name="ch6">
              <text:p>Tiempo en milisegundos</text:p>
            </chart:title>
            <chart:grid chart:style-name="ch7" chart:class="major"/>
          </chart:axis>
          <chart:series chart:style-name="ch8" chart:values-cell-range-address="'Conjunto R'.M1:'Conjunto R'.M30" chart:class="chart:scatter">
            <chart:domain table:cell-range-address="'Conjunto R'.A1:'Conjunto R'.A30"/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Conjunto R'.A1:'Conjunto R'.A30</svg:desc>
                </draw:g>
              </table:table-cell>
              <table:table-cell office:value-type="float" office:value="1.61533333333333">
                <text:p>1.61533333333333</text:p>
                <draw:g>
                  <svg:desc>'Conjunto R'.M1:'Conjunto R'.M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00377777777778">
                <text:p>3.003777777777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.083">
                <text:p>7.0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69855555555556">
                <text:p>3.698555555555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362333333333333">
                <text:p>0.362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.08633333333333">
                <text:p>6.086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.42977777777778">
                <text:p>9.429777777777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.033">
                <text:p>6.0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12988888888889">
                <text:p>6.129888888888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.19366666666667">
                <text:p>5.193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.55977777777778">
                <text:p>2.559777777777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.39766666666667">
                <text:p>9.397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.334">
                <text:p>3.3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9.74677777777778">
                <text:p>9.746777777777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471888888888889">
                <text:p>0.4718888888888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.25611111111111">
                <text:p>3.256111111111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.74088888888889">
                <text:p>5.740888888888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.46611111111111">
                <text:p>2.466111111111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5.19122222222222">
                <text:p>5.191222222222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.98466666666667">
                <text:p>6.984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6.78722222222222">
                <text:p>6.787222222222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6.40366666666667">
                <text:p>6.403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9.44144444444445">
                <text:p>9.441444444444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.47133333333333">
                <text:p>1.471333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7.61455555555556">
                <text:p>7.614555555555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9.36166666666667">
                <text:p>9.361666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5.17266666666667">
                <text:p>5.172666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6.673">
                <text:p>6.6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5.80255555555556">
                <text:p>5.802555555555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8.43888888888889">
                <text:p>8.4388888888888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3.312cm" svg:y="0.316cm" chart:style-name="ch2">
          <text:p>Gráfico de tiempos tomando el tiempo máximo</text:p>
        </chart:title>
        <chart:plot-area chart:style-name="ch3" table:cell-range-address="'Conjunto R'.A1:'Conjunto R'.A30 'Conjunto R'.L1:'Conjunto R'.L30" svg:x="1.33cm" svg:y="1.661cm" svg:width="14.03cm" svg:height="6.183cm">
          <chartooo:coordinate-region svg:x="1.951cm" svg:y="1.86cm" svg:width="13.222cm" svg:height="5.337cm"/>
          <chart:axis chart:dimension="x" chart:name="primary-x" chart:style-name="ch4">
            <chart:title svg:x="6.793cm" svg:y="8.024cm" chart:style-name="ch5">
              <text:p>Millones de tablones</text:p>
            </chart:title>
          </chart:axis>
          <chart:axis chart:dimension="y" chart:name="primary-y" chart:style-name="ch4">
            <chart:title svg:x="0.451cm" svg:y="6.569cm" chart:style-name="ch6">
              <text:p>Tiempo en milisegundos</text:p>
            </chart:title>
            <chart:grid chart:style-name="ch7" chart:class="major"/>
          </chart:axis>
          <chart:series chart:style-name="ch8" chart:values-cell-range-address="'Conjunto R'.L1:'Conjunto R'.L30" chart:class="chart:scatter">
            <chart:domain table:cell-range-address="'Conjunto R'.A1:'Conjunto R'.A30"/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Conjunto R'.A1:'Conjunto R'.A30</svg:desc>
                </draw:g>
              </table:table-cell>
              <table:table-cell office:value-type="float" office:value="1.622">
                <text:p>1.622</text:p>
                <draw:g>
                  <svg:desc>'Conjunto R'.L1:'Conjunto R'.L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014">
                <text:p>3.0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.225">
                <text:p>7.2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851">
                <text:p>3.8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371">
                <text:p>0.3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.169">
                <text:p>6.1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.667">
                <text:p>9.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.307">
                <text:p>6.3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308">
                <text:p>6.3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.214">
                <text:p>5.2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.571">
                <text:p>2.5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.508">
                <text:p>9.5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.347">
                <text:p>3.3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9.782">
                <text:p>9.7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479">
                <text:p>0.4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.264">
                <text:p>3.2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.966">
                <text:p>5.9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.612">
                <text:p>2.6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5.265">
                <text:p>5.2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7.18">
                <text:p>7.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6.878">
                <text:p>6.8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6.414">
                <text:p>6.4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9.452">
                <text:p>9.4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.477">
                <text:p>1.4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7.625">
                <text:p>7.6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9.602">
                <text:p>9.6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5.178">
                <text:p>5.1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7.297">
                <text:p>7.2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5.919">
                <text:p>5.9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8.453">
                <text:p>8.45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